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7d38f6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83e09c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978783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bd5b9" officeooo:paragraph-rsid="40978783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95794f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8a45c9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899170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915ddb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92cf09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943a4c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a89377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bb58cc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b0b74c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c09022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f04220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23d64f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a021a9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0867ba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cfaa27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2759a7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26946a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283bb6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ddf6c0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d5ab45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d8065d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c6877a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37688f2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3a1cd4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eba50f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eec3af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eee60f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ba50f" officeooo:paragraph-rsid="40eba50f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608c5" officeooo:paragraph-rsid="4099c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9c33a" officeooo:paragraph-rsid="4099c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9c33a" officeooo:paragraph-rsid="40a4db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0c09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0fca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1b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3d6f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3b6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3b3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0e185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6f3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b8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7cb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7e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66cb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6d3e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79b1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76a4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6dd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765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6ef6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6a0c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7f91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9fc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917f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82f3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67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8fe4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9c0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9c0e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b21a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9b23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1010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0e6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ce8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cf56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d060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059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d1ed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d797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f7cd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182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e3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318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811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fc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a7a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2bfd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ce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1e5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16d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7d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494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6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9db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44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6ef6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6f3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87b4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7f91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7fd9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8165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18fe4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22182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2267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6ef689" officeooo:paragraph-rsid="422811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49f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41ee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a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add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2887a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5f65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20c87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82403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26c1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58e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515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289bc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289fd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dca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f7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ab9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b5fb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b690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223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3f3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bc0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66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6a3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867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a96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93d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9fc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d4ad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c0f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cdc2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40847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c6ce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141ee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b378f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a5e0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7c21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cf1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c6ce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ce6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8eba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388158" officeooo:paragraph-rsid="4b388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99c33a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29edd1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32666f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136ab9d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cd98ce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89377" officeooo:paragraph-rsid="40ddf6c0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ba50f" officeooo:paragraph-rsid="410addc9" style:font-name-asian="Liberation Serif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9c33a" officeooo:paragraph-rsid="4099c33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9c33a" officeooo:paragraph-rsid="40a6cf2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9c33a" officeooo:paragraph-rsid="40a5ab5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21018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3a1cd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1f8f7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0ecf96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056e8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0448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11dfb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1bf6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0ffd1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0e185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08991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087aef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0923aa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092cf0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0c0902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0cfaa2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12759a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608c5" officeooo:paragraph-rsid="41283bb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d0d094" officeooo:paragraph-rsid="40d0d09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d0d094" officeooo:paragraph-rsid="410addc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d30196" officeooo:paragraph-rsid="40cfaa2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c66b87" officeooo:paragraph-rsid="40c0902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08bd5b9" officeooo:paragraph-rsid="408f7b60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46dca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96bbe3" officeooo:paragraph-rsid="4141ee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ce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ef10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f59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1d060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16d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66b87" officeooo:paragraph-rsid="421748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9056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919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90ad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9165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9129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9106f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d0e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7c2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6dc3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40847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58e0e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082f54" officeooo:paragraph-rsid="49129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6a7da49" officeooo:paragraph-rsid="46d0e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1c1c1c"/>
    </style:style>
    <style:style style:name="T2" style:family="text">
      <style:text-properties fo:color="#1c1c1c" style:font-name="標楷體" style:font-name-asian="標楷體" style:font-name-complex="標楷體"/>
    </style:style>
    <style:style style:name="T3" style:family="text">
      <style:text-properties fo:color="#1c1c1c" style:font-name="標楷體" officeooo:rsid="408608c5" style:font-name-asian="標楷體" style:font-name-complex="標楷體"/>
    </style:style>
    <style:style style:name="T4" style:family="text">
      <style:text-properties fo:color="#1c1c1c" style:font-name="標楷體" officeooo:rsid="40c66b87" style:font-name-asian="標楷體" style:font-name-complex="標楷體"/>
    </style:style>
    <style:style style:name="T5" style:family="text">
      <style:text-properties fo:color="#1c1c1c" style:font-name="標楷體" officeooo:rsid="408608c5" style:font-name-asian="標楷體"/>
    </style:style>
    <style:style style:name="T6" style:family="text">
      <style:text-properties fo:color="#1c1c1c" style:font-name-asian="標楷體1"/>
    </style:style>
    <style:style style:name="T7" style:family="text">
      <style:text-properties fo:color="#1c1c1c" officeooo:rsid="408608c5" style:font-name-asian="標楷體1" style:font-name-complex="標楷體"/>
    </style:style>
    <style:style style:name="T8" style:family="text">
      <style:text-properties fo:color="#1c1c1c" officeooo:rsid="411ddc58" style:font-name-asian="標楷體1"/>
    </style:style>
    <style:style style:name="T9" style:family="text">
      <style:text-properties fo:color="#1c1c1c" officeooo:rsid="1d502999"/>
    </style:style>
    <style:style style:name="T10" style:family="text">
      <style:text-properties fo:color="#1c1c1c" officeooo:rsid="40c66b87"/>
    </style:style>
    <style:style style:name="T11" style:family="text">
      <style:text-properties style:font-name="標楷體"/>
    </style:style>
    <style:style style:name="T12" style:family="text">
      <style:text-properties style:font-name="標楷體" style:font-name-asian="標楷體"/>
    </style:style>
    <style:style style:name="T13" style:family="text">
      <style:text-properties style:font-name="標楷體" style:font-name-asian="標楷體" style:font-name-complex="標楷體"/>
    </style:style>
    <style:style style:name="T14" style:family="text">
      <style:text-properties style:font-name="標楷體" officeooo:rsid="408f7b60" style:font-name-asian="標楷體" style:font-name-complex="標楷體"/>
    </style:style>
    <style:style style:name="T15" style:family="text">
      <style:text-properties style:font-name="標楷體" officeooo:rsid="40a89377" style:font-name-asian="標楷體" style:font-name-complex="標楷體"/>
    </style:style>
    <style:style style:name="T16" style:family="text">
      <style:text-properties style:font-name="標楷體" officeooo:rsid="408608c5" style:font-name-asian="標楷體" style:font-name-complex="標楷體"/>
    </style:style>
    <style:style style:name="T17" style:family="text">
      <style:text-properties style:font-name="標楷體" officeooo:rsid="40c09022" style:font-name-asian="標楷體" style:font-name-complex="標楷體"/>
    </style:style>
    <style:style style:name="T18" style:family="text">
      <style:text-properties style:font-name="標楷體" officeooo:rsid="40c66b87" style:font-name-asian="標楷體" style:font-name-complex="標楷體"/>
    </style:style>
    <style:style style:name="T19" style:family="text">
      <style:text-properties style:font-name="標楷體" officeooo:rsid="40c6877a" style:font-name-asian="標楷體" style:font-name-complex="標楷體"/>
    </style:style>
    <style:style style:name="T20" style:family="text">
      <style:text-properties style:font-name="標楷體" officeooo:rsid="40cfaa27" style:font-name-asian="標楷體" style:font-name-complex="標楷體"/>
    </style:style>
    <style:style style:name="T21" style:family="text">
      <style:text-properties style:font-name="標楷體" officeooo:rsid="40d0d094" style:font-name-asian="標楷體" style:font-name-complex="標楷體"/>
    </style:style>
    <style:style style:name="T22" style:family="text">
      <style:text-properties style:font-name="標楷體" officeooo:rsid="40d30196" style:font-name-asian="標楷體" style:font-name-complex="標楷體"/>
    </style:style>
    <style:style style:name="T23" style:family="text">
      <style:text-properties style:font-name="標楷體" officeooo:rsid="40da8717" style:font-name-asian="標楷體" style:font-name-complex="標楷體"/>
    </style:style>
    <style:style style:name="T24" style:family="text">
      <style:text-properties style:font-name="標楷體" officeooo:rsid="40e52277" style:font-name-asian="標楷體" style:font-name-complex="標楷體"/>
    </style:style>
    <style:style style:name="T25" style:family="text">
      <style:text-properties style:font-name="標楷體" officeooo:rsid="40eba50f" style:font-name-asian="標楷體" style:font-name-complex="標楷體"/>
    </style:style>
    <style:style style:name="T26" style:family="text">
      <style:text-properties style:font-name="標楷體" officeooo:rsid="40f04220" style:font-name-asian="標楷體" style:font-name-complex="標楷體"/>
    </style:style>
    <style:style style:name="T27" style:family="text">
      <style:text-properties style:font-name="標楷體" officeooo:rsid="40f21588" style:font-name-asian="標楷體" style:font-name-complex="標楷體"/>
    </style:style>
    <style:style style:name="T28" style:family="text">
      <style:text-properties style:font-name="標楷體" officeooo:rsid="40f37d93" style:font-name-asian="標楷體" style:font-name-complex="標楷體"/>
    </style:style>
    <style:style style:name="T29" style:family="text">
      <style:text-properties style:font-name="標楷體" officeooo:rsid="4103d478" style:font-name-asian="標楷體" style:font-name-complex="標楷體"/>
    </style:style>
    <style:style style:name="T30" style:family="text">
      <style:text-properties style:font-name="標楷體" officeooo:rsid="410867ba" style:font-name-asian="標楷體" style:font-name-complex="標楷體"/>
    </style:style>
    <style:style style:name="T31" style:family="text">
      <style:text-properties style:font-name="標楷體" officeooo:rsid="408608c5" style:font-name-asian="標楷體"/>
    </style:style>
    <style:style style:name="T32" style:family="text">
      <style:text-properties style:font-name="標楷體" officeooo:rsid="408f7b60" style:font-name-asian="標楷體"/>
    </style:style>
    <style:style style:name="T33" style:family="text">
      <style:text-properties style:font-name="標楷體" officeooo:rsid="40e18536" style:font-name-asian="標楷體"/>
    </style:style>
    <style:style style:name="T34" style:family="text">
      <style:text-properties style:font-name="標楷體" officeooo:rsid="40da8717" style:font-name-asian="標楷體"/>
    </style:style>
    <style:style style:name="T35" style:family="text">
      <style:text-properties style:font-name="標楷體" officeooo:rsid="42c34556" style:font-name-asian="標楷體"/>
    </style:style>
    <style:style style:name="T36" style:family="text">
      <style:text-properties style:font-name="標楷體" officeooo:rsid="408a45c9"/>
    </style:style>
    <style:style style:name="T37" style:family="text">
      <style:text-properties style:font-name="標楷體" officeooo:rsid="408608c5" style:font-name-asian="標楷體1" style:font-name-complex="Arial"/>
    </style:style>
    <style:style style:name="T38" style:family="text">
      <style:text-properties style:font-name="標楷體" officeooo:rsid="40c66b87" style:font-name-asian="標楷體1" style:font-name-complex="標楷體"/>
    </style:style>
    <style:style style:name="T39" style:family="text">
      <style:text-properties style:font-name="標楷體" officeooo:rsid="40c6877a" style:font-name-asian="標楷體1" style:font-name-complex="標楷體"/>
    </style:style>
    <style:style style:name="T40" style:family="text">
      <style:text-properties style:font-name="標楷體" officeooo:rsid="408608c5"/>
    </style:style>
    <style:style style:name="T41" style:family="text">
      <style:text-properties style:font-name="標楷體" officeooo:rsid="40b0b74c"/>
    </style:style>
    <style:style style:name="T42" style:family="text">
      <style:text-properties style:text-position="super 58%" style:font-name="標楷體"/>
    </style:style>
    <style:style style:name="T43" style:family="text">
      <style:text-properties style:text-position="super 58%" style:font-name="標楷體" officeooo:rsid="408a45c9"/>
    </style:style>
    <style:style style:name="T44" style:family="text">
      <style:text-properties style:text-position="super 58%" style:font-name="標楷體" style:font-name-asian="標楷體" style:font-name-complex="標楷體"/>
    </style:style>
    <style:style style:name="T45" style:family="text">
      <style:text-properties style:text-position="super 58%" style:font-name="標楷體" officeooo:rsid="408608c5" style:font-name-asian="標楷體1" style:font-name-complex="Arial"/>
    </style:style>
    <style:style style:name="T46" style:family="text">
      <style:text-properties style:text-position="super 58%" style:font-name="標楷體1" officeooo:rsid="40b7e8f2"/>
    </style:style>
    <style:style style:name="T47" style:family="text">
      <style:text-properties style:font-name-asian="標楷體1"/>
    </style:style>
    <style:style style:name="T48" style:family="text">
      <style:text-properties style:font-name-asian="標楷體1" style:font-name-complex="標楷體"/>
    </style:style>
    <style:style style:name="T49" style:family="text">
      <style:text-properties officeooo:rsid="408608c5" style:font-name-asian="標楷體1" style:font-name-complex="標楷體"/>
    </style:style>
    <style:style style:name="T50" style:family="text">
      <style:text-properties officeooo:rsid="4099c33a" style:font-name-asian="標楷體1" style:font-name-complex="標楷體"/>
    </style:style>
    <style:style style:name="T51" style:family="text">
      <style:text-properties officeooo:rsid="40c66b87" style:font-name-asian="標楷體1" style:font-name-complex="標楷體"/>
    </style:style>
    <style:style style:name="T52" style:family="text">
      <style:text-properties officeooo:rsid="40c6877a" style:font-name-asian="標楷體1" style:font-name-complex="標楷體"/>
    </style:style>
    <style:style style:name="T53" style:family="text">
      <style:text-properties officeooo:rsid="40d0d094" style:font-name-asian="標楷體1" style:font-name-complex="標楷體"/>
    </style:style>
    <style:style style:name="T54" style:family="text">
      <style:text-properties officeooo:rsid="411ddc58" style:font-name-asian="標楷體1" style:font-name-complex="標楷體"/>
    </style:style>
    <style:style style:name="T55" style:family="text">
      <style:text-properties officeooo:rsid="408608c5" style:font-name-asian="標楷體1"/>
    </style:style>
    <style:style style:name="T56" style:family="text">
      <style:text-properties officeooo:rsid="4104488f" style:font-name-asian="標楷體1"/>
    </style:style>
    <style:style style:name="T57" style:family="text">
      <style:text-properties officeooo:rsid="411ddc58" style:font-name-asian="標楷體1"/>
    </style:style>
    <style:style style:name="T58" style:family="text">
      <style:text-properties style:font-name="標楷體1"/>
    </style:style>
    <style:style style:name="T59" style:family="text">
      <style:text-properties style:font-name="標楷體1" style:font-name-asian="標楷體1"/>
    </style:style>
    <style:style style:name="T60" style:family="text">
      <style:text-properties style:font-name="標楷體1" officeooo:rsid="41d06069" style:font-name-asian="標楷體1"/>
    </style:style>
    <style:style style:name="T61" style:family="text">
      <style:text-properties style:font-name="標楷體1" officeooo:rsid="41de7a64" style:font-name-asian="標楷體1"/>
    </style:style>
    <style:style style:name="T62" style:family="text">
      <style:text-properties style:font-name="標楷體1" officeooo:rsid="41deec2d" style:font-name-asian="標楷體1"/>
    </style:style>
    <style:style style:name="T63" style:family="text">
      <style:text-properties style:font-name="標楷體1" officeooo:rsid="41e2fea3" style:font-name-asian="標楷體1"/>
    </style:style>
    <style:style style:name="T64" style:family="text">
      <style:text-properties style:font-name="標楷體1" style:font-name-asian="標楷體" style:font-name-complex="標楷體"/>
    </style:style>
    <style:style style:name="T65" style:family="text">
      <style:text-properties style:font-name="標楷體1" officeooo:rsid="408608c5"/>
    </style:style>
    <style:style style:name="T66" style:family="text">
      <style:text-properties style:font-name="標楷體1" officeooo:rsid="4167b1c5"/>
    </style:style>
    <style:style style:name="T67" style:family="text">
      <style:text-properties style:font-name="標楷體1" officeooo:rsid="40c66b87"/>
    </style:style>
    <style:style style:name="T68" style:family="text">
      <style:text-properties style:font-name="標楷體1" officeooo:rsid="0e9f5f17"/>
    </style:style>
    <style:style style:name="T69" style:family="text">
      <style:text-properties style:font-name="標楷體1" officeooo:rsid="42628469"/>
    </style:style>
    <style:style style:name="T70" style:family="text">
      <style:text-properties style:font-name="標楷體1" officeooo:rsid="1231e459"/>
    </style:style>
    <style:style style:name="T71" style:family="text">
      <style:text-properties style:font-name="標楷體1" officeooo:rsid="3183eb3e" style:font-name-complex="Mangal1"/>
    </style:style>
    <style:style style:name="T72" style:family="text">
      <style:text-properties style:font-name="標楷體1" officeooo:rsid="1f9386ea"/>
    </style:style>
    <style:style style:name="T73" style:family="text">
      <style:text-properties style:font-name="標楷體1" officeooo:rsid="41d0c7a4"/>
    </style:style>
    <style:style style:name="T74" style:family="text">
      <style:text-properties style:font-name="標楷體1" officeooo:rsid="41deec2d"/>
    </style:style>
    <style:style style:name="T75" style:family="text">
      <style:text-properties style:font-name="標楷體1" officeooo:rsid="41ef106c"/>
    </style:style>
    <style:style style:name="T76" style:family="text">
      <style:text-properties style:font-name="標楷體1" officeooo:rsid="41f5e9bb"/>
    </style:style>
    <style:style style:name="T77" style:family="text">
      <style:text-properties style:font-name="標楷體1" officeooo:rsid="4372f851"/>
    </style:style>
    <style:style style:name="T78" style:family="text">
      <style:text-properties style:font-name="標楷體1" officeooo:rsid="46a7da49"/>
    </style:style>
    <style:style style:name="T79" style:family="text">
      <style:text-properties style:font-name="標楷體1" officeooo:rsid="46af0d3b"/>
    </style:style>
    <style:style style:name="T80" style:family="text">
      <style:text-properties style:font-name="標楷體1" officeooo:rsid="46ba21ac"/>
    </style:style>
    <style:style style:name="T81" style:family="text">
      <style:text-properties style:font-name="標楷體1" officeooo:rsid="08476271"/>
    </style:style>
    <style:style style:name="T82" style:family="text">
      <style:text-properties style:font-name="Liberation Serif1" officeooo:rsid="40ad68aa" style:font-name-asian="Liberation Serif1" style:font-name-complex="Liberation Serif1"/>
    </style:style>
    <style:style style:name="T83" style:family="text">
      <style:text-properties style:font-name="Liberation Serif1" officeooo:rsid="40b71ab1" style:font-name-asian="Liberation Serif1" style:font-name-complex="Liberation Serif1"/>
    </style:style>
    <style:style style:name="T84" style:family="text">
      <style:text-properties style:font-name="Liberation Serif1" officeooo:rsid="461553ac" style:font-name-asian="Liberation Serif1" style:font-name-complex="Liberation Serif1"/>
    </style:style>
    <style:style style:name="T85" style:family="text">
      <style:text-properties style:text-position="sub 58%" style:font-name="標楷體" officeooo:rsid="408608c5"/>
    </style:style>
    <style:style style:name="T86" style:family="text">
      <style:text-properties style:text-position="sub 58%" style:font-name="標楷體" officeooo:rsid="40b0b74c"/>
    </style:style>
    <style:style style:name="T87" style:family="text">
      <style:text-properties style:text-position="sub 58%" style:font-name="標楷體1" officeooo:rsid="40b7e8f2" style:font-name-asian="標楷體" style:font-name-complex="標楷體"/>
    </style:style>
    <style:style style:name="T88" style:family="text">
      <style:text-properties style:text-position="sub 58%" style:font-name="標楷體1" officeooo:rsid="40b7e8f2"/>
    </style:style>
    <style:style style:name="T89" style:family="text">
      <style:text-properties fo:color="#010101"/>
    </style:style>
    <style:style style:name="T90" style:family="text">
      <style:text-properties fo:color="#010101" fo:font-size="11pt" style:font-size-asian="11pt" style:font-size-complex="11pt"/>
    </style:style>
    <style:style style:name="T91" style:family="text">
      <style:text-properties fo:color="#010101" fo:font-size="11pt" officeooo:rsid="4167b1c5" style:font-size-asian="11pt" style:font-size-complex="11pt"/>
    </style:style>
    <style:style style:name="T92" style:family="text">
      <style:text-properties fo:color="#010101" fo:font-size="9pt" style:font-size-asian="9pt" style:font-size-complex="9pt"/>
    </style:style>
    <style:style style:name="T93" style:family="text">
      <style:text-properties fo:color="#010101" style:font-name="標楷體1" fo:font-size="9pt" style:font-name-asian="標楷體1" style:font-size-asian="9pt" style:font-size-complex="9pt"/>
    </style:style>
    <style:style style:name="T94" style:family="text">
      <style:text-properties fo:color="#010101" style:font-name="標楷體1" officeooo:rsid="1f9386ea"/>
    </style:style>
    <style:style style:name="T95" style:family="text">
      <style:text-properties fo:color="#010101" style:font-name="標楷體1" officeooo:rsid="46ba21ac"/>
    </style:style>
    <style:style style:name="T96" style:family="text">
      <style:text-properties fo:color="#010101" fo:font-size="8pt" style:font-size-asian="8pt" style:font-size-complex="8pt"/>
    </style:style>
    <style:style style:name="T97" style:family="text">
      <style:text-properties fo:color="#010101" fo:font-size="15pt" style:font-size-asian="15pt" style:font-size-complex="15pt"/>
    </style:style>
    <style:style style:name="T98" style:family="text">
      <style:text-properties fo:color="#010101" fo:font-size="16pt" style:font-size-asian="16pt" style:font-size-complex="16pt"/>
    </style:style>
    <style:style style:name="T99" style:family="text">
      <style:text-properties fo:color="#010101" fo:font-size="10pt" style:font-size-asian="10pt" style:font-size-complex="10pt"/>
    </style:style>
    <style:style style:name="T100" style:family="text">
      <style:text-properties fo:color="#010101" fo:font-size="7pt" style:font-size-asian="7pt" style:font-size-complex="7pt"/>
    </style:style>
    <style:style style:name="T101" style:family="text">
      <style:text-properties fo:color="#010101" officeooo:rsid="42b62e9a"/>
    </style:style>
    <style:style style:name="T102" style:family="text">
      <style:text-properties officeooo:rsid="40c66b87" style:font-name-complex="標楷體"/>
    </style:style>
    <style:style style:name="T103" style:family="text">
      <style:text-properties officeooo:rsid="1d502999"/>
    </style:style>
    <style:style style:name="T104" style:family="text">
      <style:text-properties fo:color="#333333" officeooo:rsid="41e2fea3"/>
    </style:style>
    <style:style style:name="T105" style:family="text">
      <style:text-properties officeooo:rsid="1e28fd16"/>
    </style:style>
    <style:style style:name="T106" style:family="text">
      <style:text-properties officeooo:rsid="4167b1c5"/>
    </style:style>
    <style:style style:name="T107" style:family="text">
      <style:text-properties officeooo:rsid="40c66b87"/>
    </style:style>
    <style:style style:name="T108" style:family="text">
      <style:text-properties officeooo:rsid="416ef689"/>
    </style:style>
    <style:style style:name="T109" style:family="text">
      <style:text-properties officeooo:rsid="41d06069"/>
    </style:style>
    <style:style style:name="T110" style:family="text">
      <style:text-properties officeooo:rsid="41d0c7a4"/>
    </style:style>
    <style:style style:name="T111" style:family="text">
      <style:text-properties officeooo:rsid="41dc7e54"/>
    </style:style>
    <style:style style:name="T112" style:family="text">
      <style:text-properties officeooo:rsid="41deec2d"/>
    </style:style>
    <style:style style:name="T113" style:family="text">
      <style:text-properties officeooo:rsid="41e2fea3"/>
    </style:style>
    <style:style style:name="T114" style:family="text">
      <style:text-properties officeooo:rsid="41ef106c"/>
    </style:style>
    <style:style style:name="T115" style:family="text">
      <style:text-properties officeooo:rsid="41f5e9bb"/>
    </style:style>
    <style:style style:name="T116" style:family="text">
      <style:text-properties officeooo:rsid="1e4355e2"/>
    </style:style>
    <style:style style:name="T117" style:family="text">
      <style:text-properties officeooo:rsid="17cb7444"/>
    </style:style>
    <style:style style:name="T118" style:family="text">
      <style:text-properties officeooo:rsid="0e9f5f17"/>
    </style:style>
    <style:style style:name="T119" style:family="text">
      <style:text-properties officeooo:rsid="24ffe503"/>
    </style:style>
    <style:style style:name="T120" style:family="text">
      <style:text-properties officeooo:rsid="42b62e9a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officeooo:rsid="4372f851"/>
    </style:style>
    <style:style style:name="T123" style:family="text">
      <style:text-properties officeooo:rsid="4372f851"/>
    </style:style>
    <style:style style:name="T124" style:family="text">
      <style:text-properties style:font-name="Arial1"/>
    </style:style>
    <style:style style:name="T125" style:family="text">
      <style:text-properties style:font-name="Arial1" style:font-name-asian="Arial1"/>
    </style:style>
    <style:style style:name="T126" style:family="text">
      <style:text-properties style:font-name="Arial1" officeooo:rsid="4372f851" style:font-name-asian="Arial1"/>
    </style:style>
    <style:style style:name="T127" style:family="text">
      <style:text-properties fo:color="#000001" style:font-name="標楷體1" fo:font-size="6pt" officeooo:rsid="46a7da49" style:font-size-asian="6pt" style:font-size-complex="6pt"/>
    </style:style>
    <style:style style:name="T128" style:family="text">
      <style:text-properties fo:color="#000001" style:font-name="標楷體1" fo:font-size="6pt" style:text-underline-style="solid" style:text-underline-width="auto" style:text-underline-color="font-color" officeooo:rsid="46a7da49" style:font-size-asian="6pt" style:font-size-complex="6pt"/>
    </style:style>
    <style:style style:name="T129" style:family="text">
      <style:text-properties style:font-name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3797492348" text:style-name="L1">
        <text:list-item>
          <text:p text:style-name="P3"><text:bookmark-start text:name="腦中聲音"/>腦中聲音<text:bookmark-end text:name="腦中聲音"/></text:p>
          <text:list>
            <text:list-item>
              <text:p text:style-name="P3">腦中聲音 源自於 腦中文字、聲音記憶、聲音幻想。</text:p>
              <text:list>
                <text:list-item>
                  <text:p text:style-name="P3">腦中文字 是 浮現在 腦中的 文字。</text:p>
                  <text:list>
                    <text:list-item>
                      <text:p text:style-name="P3">腦中文字 是 浮現在 主意識、潛意識、無意識 的 文字。</text:p>
                    </text:list-item>
                  </text:list>
                </text:list-item>
                <text:list-item>
                  <text:p text:style-name="P3">聲音記憶 是 在 日常生活、生活周遭 有出現過的 聲音。</text:p>
                  <text:list>
                    <text:list-item>
                      <text:p text:style-name="P3">聲音記憶 的 明顯例子，火車聲。</text:p>
                    </text:list-item>
                  </text:list>
                </text:list-item>
                <text:list-item>
                  <text:p text:style-name="P4">聲音幻想 是 在 日常生活、生活周遭 沒有出現過的 聲音。</text:p>
                  <text:list>
                    <text:list-item>
                      <text:p text:style-name="P4">聲音幻想 是 幻想出來的 聲音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畢氏定理"/>畢氏定理<text:bookmark-end text:name="畢氏定理"/></text:p>
          <text:list>
            <text:list-item>
              <text:p text:style-name="P35">假定，某一特定垂直三角形。</text:p>
              <text:list>
                <text:list-item>
                  <text:p text:style-name="P142"><text:span text:style-name="T49">假定，</text:span><text:span text:style-name="T50">臨邊 是 實數。</text:span></text:p>
                  <text:list>
                    <text:list-item>
                      <text:p text:style-name="P149"><text:span text:style-name="T59">明顯例子，x</text:span><text:span text:style-name="T47">。</text:span></text:p>
                    </text:list-item>
                  </text:list>
                </text:list-item>
                <text:list-item>
                  <text:p text:style-name="P142"><text:span text:style-name="T49">假定，對</text:span><text:span text:style-name="T50">邊 是 虛數。</text:span></text:p>
                  <text:list>
                    <text:list-item>
                      <text:p text:style-name="P149"><text:span text:style-name="T59">明顯例子，iy</text:span><text:span text:style-name="T47">。</text:span></text:p>
                    </text:list-item>
                  </text:list>
                </text:list-item>
                <text:list-item>
                  <text:p text:style-name="P150"><text:span text:style-name="T47">斜邊 = </text:span><text:span text:style-name="T31">√</text:span><text:span text:style-name="T37">(x</text:span><text:span text:style-name="T45">2 </text:span><text:span text:style-name="T37">+ (</text:span><text:span text:style-name="T32">i</text:span><text:span text:style-name="T37">y)</text:span><text:span text:style-name="T45">2</text:span><text:span text:style-name="T37">)</text:span><text:span text:style-name="T47"> = </text:span><text:span text:style-name="T31">√</text:span><text:span text:style-name="T37">(x</text:span><text:span text:style-name="T45">2</text:span><text:span text:style-name="T37"> - y</text:span><text:span text:style-name="T45">2</text:span><text:span text:style-name="T37">)</text:span><text:span text:style-name="T47">。</text:span></text:p>
                  <text:list>
                    <text:list-item>
                      <text:p text:style-name="P149"><text:span text:style-name="T59">假定，x &gt; y</text:span><text:span text:style-name="T47">。</text:span></text:p>
                      <text:list>
                        <text:list-item>
                          <text:p text:style-name="P36">斜邊 是 實數。</text:p>
                        </text:list-item>
                      </text:list>
                    </text:list-item>
                    <text:list-item>
                      <text:p text:style-name="P149"><text:span text:style-name="T59">假定，x = y</text:span><text:span text:style-name="T47">。</text:span></text:p>
                      <text:list>
                        <text:list-item>
                          <text:p text:style-name="P149"><text:span text:style-name="T59">斜邊 是 0</text:span><text:span text:style-name="T47">。</text:span></text:p>
                        </text:list-item>
                      </text:list>
                    </text:list-item>
                    <text:list-item>
                      <text:p text:style-name="P149"><text:span text:style-name="T59">假定，x &lt; y</text:span><text:span text:style-name="T47">。</text:span></text:p>
                      <text:list>
                        <text:list-item>
                          <text:p text:style-name="P36">斜邊 是 虛數。</text:p>
                        </text:list-item>
                      </text:list>
                    </text:list-item>
                  </text:list>
                </text:list-item>
                <text:list-item>
                  <text:p text:style-name="P37">虛線對邊 垂直於 斜邊。</text:p>
                  <text:list>
                    <text:list-item>
                      <text:p text:style-name="P151"><text:span text:style-name="T47">虛線對邊的 長度 = </text:span><text:span text:style-name="T59">y</text:span><text:span text:style-name="T47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根號內的負平方"/>根號內的負平方<text:bookmark-end text:name="根號內的負平方"/></text:p>
          <text:list>
            <text:list-item>
              <text:p text:style-name="P7"><text:span text:style-name="T13">假定，正數、負數、虛數 是</text:span><text:span text:style-name="T2">（三個）</text:span><text:span text:style-name="T13">不同的 座標軸。</text:span></text:p>
            </text:list-item>
            <text:list-item>
              <text:p text:style-name="P162">根號內的 負平方 可以直接相加。</text:p>
              <text:list>
                <text:list-item>
                  <text:p text:style-name="P8"><text:span text:style-name="T13">明顯例子，√</text:span><text:span text:style-name="T11">((-x)</text:span><text:span text:style-name="T42">2 </text:span><text:span text:style-name="T11">+ (-y)</text:span><text:span text:style-name="T42">2</text:span><text:span text:style-name="T11">) = </text:span><text:span text:style-name="T13">√</text:span><text:span text:style-name="T11">((-</text:span><text:span text:style-name="T36">1</text:span><text:span text:style-name="T11">)</text:span><text:span text:style-name="T43">2</text:span><text:span text:style-name="T11"> * (x</text:span><text:span text:style-name="T42">2 </text:span><text:span text:style-name="T11">+ y</text:span><text:span text:style-name="T42">2</text:span><text:span text:style-name="T11">)) = -</text:span><text:span text:style-name="T13">√</text:span><text:span text:style-name="T11">(x</text:span><text:span text:style-name="T42">2 </text:span><text:span text:style-name="T11">+ y</text:span><text:span text:style-name="T42">2</text:span><text:span text:style-name="T11">)。</text:span></text:p>
                </text:list-item>
              </text:list>
            </text:list-item>
            <text:list-item>
              <text:p text:style-name="P162">根號內的 正平方 可以直接相加。</text:p>
              <text:list>
                <text:list-item>
                  <text:p text:style-name="P9"><text:span text:style-name="T13">明顯例子，√</text:span><text:span text:style-name="T11">(x</text:span><text:span text:style-name="T42">2 </text:span><text:span text:style-name="T11">+ y</text:span><text:span text:style-name="T42">2</text:span><text:span text:style-name="T11">)。</text:span></text:p>
                </text:list-item>
              </text:list>
            </text:list-item>
            <text:list-item>
              <text:p text:style-name="P163">根號內的 正平方和負平方 無法直接相加。</text:p>
              <text:list>
                <text:list-item>
                  <text:p text:style-name="P10"><text:span text:style-name="T13">明顯例子，√</text:span><text:span text:style-name="T11">(x</text:span><text:span text:style-name="T42">2 </text:span><text:span text:style-name="T11">+ (-y)</text:span><text:span text:style-name="T42">2</text:span><text:span text:style-name="T11">) = </text:span><text:span text:style-name="T13">√</text:span><text:span text:style-name="T11">(x</text:span><text:span text:style-name="T42">2 </text:span><text:span text:style-name="T11">+ (-</text:span><text:span text:style-name="T36">1</text:span><text:span text:style-name="T11">)</text:span><text:span text:style-name="T43">2</text:span><text:span text:style-name="T11"> * y</text:span><text:span text:style-name="T42">2</text:span><text:span text:style-name="T11">)。</text:span></text:p>
                </text:list-item>
                <text:list-item>
                  <text:p text:style-name="P174">明顯例子，畢氏定理的 正邊長和負邊長 無法取得 有理數型斜邊長。</text:p>
                </text:list-item>
              </text:list>
            </text:list-item>
            <text:list-item>
              <text:p text:style-name="P164">根號內的 正平方和負平方和虛數平方 無法直接相加。</text:p>
              <text:list>
                <text:list-item>
                  <text:p text:style-name="P11"><text:span text:style-name="T13">明顯例子，√(x</text:span><text:span text:style-name="T44">2 </text:span><text:span text:style-name="T13">+ (-y)</text:span><text:span text:style-name="T44">2</text:span><text:span text:style-name="T13"> + (</text:span><text:span text:style-name="T14">iz</text:span><text:span text:style-name="T13">)</text:span><text:span text:style-name="T44">2</text:span><text:span text:style-name="T13">)</text:span><text:span text:style-name="T11"> = </text:span><text:span text:style-name="T13">√</text:span><text:span text:style-name="T11">(x</text:span><text:span text:style-name="T42">2 </text:span><text:span text:style-name="T11">+ (-</text:span><text:span text:style-name="T36">1</text:span><text:span text:style-name="T11">)</text:span><text:span text:style-name="T43">2</text:span><text:span text:style-name="T11"> * y</text:span><text:span text:style-name="T42">2</text:span><text:span text:style-name="T13"> +</text:span><text:span text:style-name="T11"> (</text:span><text:span text:style-name="T14">i</text:span><text:span text:style-name="T11">)</text:span><text:span text:style-name="T43">2</text:span><text:span text:style-name="T11"> * </text:span><text:span text:style-name="T13">(</text:span><text:span text:style-name="T14">z</text:span><text:span text:style-name="T13">)</text:span><text:span text:style-name="T44">2</text:span><text:span text:style-name="T11">)。</text:span></text:p>
                </text:list-item>
              </text:list>
            </text:list-item>
            <text:list-item>
              <text:p text:style-name="P165">根號內的 虛數平方 可以直接相加。</text:p>
              <text:list>
                <text:list-item>
                  <text:p text:style-name="P12"><text:span text:style-name="T13">明顯例子，√</text:span><text:span text:style-name="T11">((</text:span><text:span text:style-name="T14">i</text:span><text:span text:style-name="T11">x)</text:span><text:span text:style-name="T42">2 </text:span><text:span text:style-name="T11">+ (</text:span><text:span text:style-name="T14">i</text:span><text:span text:style-name="T11">y)</text:span><text:span text:style-name="T42">2</text:span><text:span text:style-name="T11">) = </text:span><text:span text:style-name="T13">√</text:span><text:span text:style-name="T11">((</text:span><text:span text:style-name="T14">i</text:span><text:span text:style-name="T11">)</text:span><text:span text:style-name="T43">2</text:span><text:span text:style-name="T11"> * (x</text:span><text:span text:style-name="T42">2 </text:span><text:span text:style-name="T11">+ y</text:span><text:span text:style-name="T42">2</text:span><text:span text:style-name="T11">)) = </text:span><text:span text:style-name="T14">i</text:span><text:span text:style-name="T13">√</text:span><text:span text:style-name="T11">(x</text:span><text:span text:style-name="T42">2 </text:span><text:span text:style-name="T11">+ y</text:span><text:span text:style-name="T42">2</text:span><text:span text:style-name="T11">)。</text:span></text:p>
                </text:list-item>
              </text:list>
            </text:list-item>
            <text:list-item>
              <text:p text:style-name="P13"><text:span text:style-name="T13">根號內的</text:span><text:span text:style-name="T15">n次</text:span><text:span text:style-name="T13">方。</text:span></text:p>
              <text:list>
                <text:list-item>
                  <text:p text:style-name="P14"><text:span text:style-name="T64">Σ</text:span><text:span text:style-name="T44">n</text:span><text:span text:style-name="T87">j</text:span><text:span text:style-name="T85">=</text:span><text:span text:style-name="T86">v</text:span><text:span text:style-name="T65">((</text:span><text:span text:style-name="T14">i</text:span><text:span text:style-name="T65"> * x</text:span><text:span text:style-name="T88">j</text:span><text:span text:style-name="T65">)</text:span><text:span text:style-name="T46">j</text:span><text:span text:style-name="T65">)</text:span><text:span text:style-name="T13">。</text:span></text:p>
                  <text:list>
                    <text:list-item>
                      <text:p text:style-name="P15"><text:span text:style-name="T13">總共有</text:span><text:span text:style-name="T40">(</text:span><text:span text:style-name="T13">n</text:span><text:span text:style-name="T82"> </text:span><text:span text:style-name="T40">- </text:span><text:span text:style-name="T41">v</text:span><text:span text:style-name="T65">) 個 </text:span><text:span text:style-name="T16">座標軸。</text:span></text:p>
                      <text:list>
                        <text:list-item>
                          <text:p text:style-name="P16"><text:span text:style-name="T13">n</text:span><text:span text:style-name="T16">、</text:span><text:span text:style-name="T41">v </text:span><text:span text:style-name="T16">是 </text:span><text:span text:style-name="T17">整</text:span><text:span text:style-name="T16">數。</text:span></text:p>
                          <text:list>
                            <text:list-item>
                              <text:p text:style-name="P16"><text:span text:style-name="T13">n</text:span><text:span text:style-name="T16"> </text:span><text:span text:style-name="T83">≥</text:span><text:span text:style-name="T16"> </text:span><text:span text:style-name="T41">v</text:span><text:span text:style-name="T1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14">i </text:span><text:span text:style-name="T16">是 虛數。</text:span></text:p>
                    </text:list-item>
                    <text:list-item>
                      <text:p text:style-name="P16"><text:span text:style-name="T65">x</text:span><text:span text:style-name="T88">j</text:span><text:span text:style-name="T41"> </text:span><text:span text:style-name="T16">是 任意數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<text:bookmark-start text:name="預知能力"/>預知能力<text:bookmark-end text:name="預知能力"/></text:p>
          <text:list>
            <text:list-item>
              <text:p text:style-name="P17">抽象例子，第一個個體 <text:span text:style-name="T125">↔</text:span>（對於 第一個個體 來說，沒有 預言能力 的）傳承個體。</text:p>
              <text:list>
                <text:list-item>
                  <text:p text:style-name="P18">第二個個體 <text:span text:style-name="T125">↔</text:span>（對於 第一個個體 來說，沒有 預言能力 的）一般個體。</text:p>
                </text:list-item>
                <text:list-item>
                  <text:p text:style-name="P19">第三個個體 <text:span text:style-name="T125">↔</text:span>（對於 第一個個體 來說，有 預言能力 的）預言個體、遙視個體。</text:p>
                </text:list-item>
                <text:list-item>
                  <text:p text:style-name="P20"><text:span text:style-name="T16">假定，第一個個體 距離 某一特定個體 </text:span><text:span text:style-name="T26">x</text:span><text:span text:style-name="T16">公分。</text:span></text:p>
                  <text:list>
                    <text:list-item>
                      <text:p text:style-name="P21"><text:span text:style-name="T16">假定，</text:span><text:span text:style-name="T3">（在 該距離）</text:span><text:span text:style-name="T16">第一個個體</text:span><text:span text:style-name="T3">（還）</text:span><text:span text:style-name="T16">觸摸不到 該個體。</text:span></text:p>
                      <text:list>
                        <text:list-item>
                          <text:p text:style-name="P167">明顯例子，距離太遠。</text:p>
                        </text:list-item>
                      </text:list>
                    </text:list-item>
                    <text:list-item>
                      <text:p text:style-name="P168">假定，第一個個體 有 觸覺、聽覺。</text:p>
                      <text:list>
                        <text:list-item>
                          <text:p text:style-name="P169">明顯例子，第一個個體 沒有 視覺、嗅覺、味覺。</text:p>
                        </text:list-item>
                      </text:list>
                    </text:list-item>
                  </text:list>
                </text:list-item>
                <text:list-item>
                  <text:p text:style-name="P22"><text:span text:style-name="T16">假定，第</text:span><text:span text:style-name="T23">二</text:span><text:span text:style-name="T16">個個體 距離 某一特定個體 </text:span><text:span text:style-name="T26">x</text:span><text:span text:style-name="T16">公分。</text:span></text:p>
                  <text:list>
                    <text:list-item>
                      <text:p text:style-name="P23"><text:span text:style-name="T16">假定，</text:span><text:span text:style-name="T3">（在 該距離）</text:span><text:span text:style-name="T16">第一個個體</text:span><text:span text:style-name="T3">（還）</text:span><text:span text:style-name="T16">觸摸不到 該個體。</text:span></text:p>
                    </text:list-item>
                    <text:list-item>
                      <text:p text:style-name="P22"><text:span text:style-name="T16">假定，第</text:span><text:span text:style-name="T23">二</text:span><text:span text:style-name="T16">個個體 </text:span><text:span text:style-name="T102">只</text:span><text:span text:style-name="T16">有 觸覺</text:span><text:span text:style-name="T18">。</text:span></text:p>
                      <text:list>
                        <text:list-item>
                          <text:p text:style-name="P24"><text:span text:style-name="T16">明顯例子，第</text:span><text:span text:style-name="T23">二</text:span><text:span text:style-name="T16">個個體 沒有 聽覺、視覺、嗅覺、味覺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16">假定，第三個個體 距離 該個體 </text:span><text:span text:style-name="T27">y</text:span><text:span text:style-name="T20">公分。</text:span></text:p>
                  <text:list>
                    <text:list-item>
                      <text:p text:style-name="P170">x、y。</text:p>
                      <text:list>
                        <text:list-item>
                          <text:p text:style-name="P170">x = y <text:span text:style-name="T124">↔</text:span> 第三個個體 相對型 位於 第一個個體的 當下時間點。</text:p>
                          <text:list>
                            <text:list-item>
                              <text:p text:style-name="P20"><text:span text:style-name="T16">第一個個體、第三個個體 相同時間點</text:span><text:span text:style-name="T21">。</text:span></text:p>
                            </text:list-item>
                          </text:list>
                        </text:list-item>
                        <text:list-item>
                          <text:p text:style-name="P170">x &lt; y <text:span text:style-name="T124">↔</text:span> 第三個個體 相對型 位於 第一個個體的 過去時間點。</text:p>
                        </text:list-item>
                        <text:list-item>
                          <text:p text:style-name="P170">x &gt; y <text:span text:style-name="T124">↔</text:span> 第三個個體 相對型 位於 第一個個體的 未來時間點。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16">假定，第三個個體</text:span><text:span text:style-name="T3">（光速型）</text:span><text:span text:style-name="T16">看到 該個體。</text:span></text:p>
                  <text:list>
                    <text:list-item>
                      <text:p text:style-name="P21">看到 <text:span text:style-name="T125">↔</text:span>（對於 第一個個體 來說，是）預知。</text:p>
                      <text:list>
                        <text:list-item>
                          <text:p text:style-name="P172">對於 第三個個體 來說，不是 預知。</text:p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18">假定，</text:span><text:span text:style-name="T16">第三個個體 說出 該個體的 某一特定特徵。</text:span></text:p>
                  <text:list>
                    <text:list-item>
                      <text:p text:style-name="P26">說出 <text:span text:style-name="T125">↔</text:span>（對於 第一個個體 來說，是）預言。</text:p>
                      <text:list>
                        <text:list-item>
                          <text:p text:style-name="P26"><text:span text:style-name="T22">對於 第三個個體 來說，不是 </text:span><text:span text:style-name="T18">預言。</text:span></text:p>
                        </text:list-item>
                      </text:list>
                    </text:list-item>
                    <text:list-item>
                      <text:p text:style-name="P16"><text:span text:style-name="T16">特徵 的 明顯例子，稱呼、形狀</text:span>、顏<text:span text:style-name="T16">色、質感、重量感。</text:span></text:p>
                    </text:list-item>
                  </text:list>
                </text:list-item>
                <text:list-item>
                  <text:p text:style-name="P143"><text:span text:style-name="T16">第一個個體 </text:span><text:span text:style-name="T51">有機率 接收、感知、感測 到，第三個個體的 聲音、傳播、廣播、訊息、情報。</text:span></text:p>
                </text:list-item>
                <text:list-item>
                  <text:p text:style-name="P144"><text:span text:style-name="T16">第</text:span><text:span text:style-name="T23">二</text:span><text:span text:style-name="T16">個個體的 </text:span><text:span text:style-name="T54">本能、傳承 不夠高，無法 </text:span><text:span text:style-name="T51">接收、</text:span><text:span text:style-name="T54">感知 到</text:span><text:span text:style-name="T51">，第三個個體的 聲音、傳播、廣播</text:span><text:span text:style-name="T16">。</text:span></text:p>
                </text:list-item>
                <text:list-item>
                  <text:p text:style-name="P25"><text:span text:style-name="T18">假定，</text:span><text:span text:style-name="T16">第一個個體</text:span><text:span text:style-name="T3">（音速型）</text:span><text:span text:style-name="T16">聽到</text:span><text:span text:style-name="T3">（第三個個體 說出的）</text:span><text:span text:style-name="T16">該特徵。</text:span></text:p>
                  <text:list>
                    <text:list-item>
                      <text:p text:style-name="P27">聽到 <text:span text:style-name="T125">↔</text:span>（對於 第一個個體 來說，是）聽到、得知（沒有 根據、還沒驗證過的）預言。</text:p>
                    </text:list-item>
                  </text:list>
                </text:list-item>
                <text:list-item>
                  <text:p text:style-name="P145"><text:span text:style-name="T16">第一個個體 </text:span><text:span text:style-name="T38">有機率</text:span><text:span text:style-name="T23">傳承</text:span><text:span text:style-name="T3">（第三個個體 說出的）</text:span><text:span text:style-name="T16">該特徵</text:span><text:span text:style-name="T18">，給 </text:span><text:span text:style-name="T16">第</text:span><text:span text:style-name="T23">二</text:span><text:span text:style-name="T16">個個體</text:span><text:span text:style-name="T39">。</text:span></text:p>
                </text:list-item>
                <text:list-item>
                  <text:p text:style-name="P38">假定，第一個個體 以 某一特定速度 逐漸靠近 該個體。</text:p>
                  <text:list>
                    <text:list-item>
                      <text:p text:style-name="P173">假定，該速度 小於 音速、光速。</text:p>
                    </text:list-item>
                    <text:list-item>
                      <text:p text:style-name="P16">逐漸靠近、逐漸經過、逐漸遠離 <text:span text:style-name="T125">↔</text:span> 時間流逝。</text:p>
                    </text:list-item>
                  </text:list>
                </text:list-item>
                <text:list-item>
                  <text:p text:style-name="P16"><text:span text:style-name="T18">假定，第一個個體</text:span><text:span text:style-name="T4">（零速型）</text:span><text:span text:style-name="T18">摸到 該個體。</text:span></text:p>
                  <text:list>
                    <text:list-item>
                      <text:p text:style-name="P16">摸到 <text:span text:style-name="T125">↔</text:span> 第一個個體 使用 本能、傳承 感知、感測 到 該個體。</text:p>
                    </text:list-item>
                  </text:list>
                </text:list-item>
                <text:list-item>
                  <text:p text:style-name="P38">第一個個體 有機率 摸到、反推出 該個體的 該特徵。</text:p>
                  <text:list>
                    <text:list-item>
                      <text:p text:style-name="P173">第一個個體 有機率驗證 第三個個體的 預言。</text:p>
                    </text:list-item>
                    <text:list-item>
                      <text:p text:style-name="P173">摸到 的 明顯例子，形狀。</text:p>
                    </text:list-item>
                    <text:list-item>
                      <text:p text:style-name="P173">沒摸到 的 明顯例子，顏色。</text:p>
                    </text:list-item>
                    <text:list-item>
                      <text:p text:style-name="P16"><text:span text:style-name="T18">反推出 的 明顯例子，</text:span><text:span text:style-name="T4">（形狀→）</text:span><text:span text:style-name="T18">稱呼。</text:span></text:p>
                      <text:list>
                        <text:list-item>
                          <text:p text:style-name="P173">明顯例子，正方形、可旋轉 → 魔術方塊。</text:p>
                        </text:list-item>
                      </text:list>
                    </text:list-item>
                    <text:list-item>
                      <text:p text:style-name="P28"><text:span text:style-name="T18">沒有反推出 的 明顯例子，</text:span><text:span text:style-name="T4">（形狀→）</text:span><text:span text:style-name="T18">稱呼。</text:span></text:p>
                      <text:list>
                        <text:list-item>
                          <text:p text:style-name="P28"><text:span text:style-name="T18">明顯例子，光滑球體 →</text:span><text:span text:style-name="T19"> 實心的木製球體、空心的鐵製球體。</text:span></text:p>
                        </text:list-item>
                        <text:list-item>
                          <text:p text:style-name="P146"><text:span text:style-name="T51">明顯例子，光滑球體 →</text:span><text:span text:style-name="T52"> 鋼製球體、鐵製球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抽象例子，第一個個體 <text:span text:style-name="T125">↔</text:span>（對於 第一個個體 來說，沒有 預言能力 的）傳承個體。<text:span text:style-name="T96">（當下傳承個體）</text:span></text:p>
              <text:list>
                <text:list-item>
                  <text:p text:style-name="P29">第二個個體 <text:span text:style-name="T125">↔</text:span>（對於 第一個個體 來說，沒有 預言能力 的）一般個體。<text:span text:style-name="T98">（當下一般個體）</text:span></text:p>
                </text:list-item>
                <text:list-item>
                  <text:p text:style-name="P29">第三個個體 <text:span text:style-name="T125">↔</text:span>（對於 第一個個體 來說，有 預言能力 的 過去的）預言個體。<text:span text:style-name="T99">（過去預言個體）</text:span></text:p>
                </text:list-item>
                <text:list-item>
                  <text:p text:style-name="P29">第四個個體 <text:span text:style-name="T125">↔</text:span>（對於 第一個個體 來說，有 預言能力 的 當下的）預言個體。<text:span text:style-name="T99">（當下預言個體）</text:span></text:p>
                </text:list-item>
                <text:list-item>
                  <text:p text:style-name="P29">第五個個體 <text:span text:style-name="T125">↔</text:span>（對於 第一個個體 來說，沒有 預言能力 的）未來個體。<text:span text:style-name="T97">（未來一般個體）</text:span></text:p>
                </text:list-item>
                <text:list-item>
                  <text:p text:style-name="P29">第六個個體 <text:span text:style-name="T125">↔</text:span>（對於 第一個個體 來說，有 預言能力 的 未來的）未來個體。<text:span text:style-name="T92">（未來預言個體）</text:span></text:p>
                </text:list-item>
                <text:list-item>
                  <text:p text:style-name="P20"><text:span text:style-name="T16">假定，第一個個體 距離 某一特定個體 </text:span><text:span text:style-name="T28">x</text:span><text:span text:style-name="T16">公分</text:span><text:span text:style-name="T18">。</text:span></text:p>
                </text:list-item>
                <text:list-item>
                  <text:p text:style-name="P30"><text:span text:style-name="T16">假定，第</text:span><text:span text:style-name="T23">二</text:span><text:span text:style-name="T16">個個體 距離 該個體 </text:span><text:span text:style-name="T30">x</text:span><text:span text:style-name="T20">公分</text:span><text:span text:style-name="T18">。</text:span></text:p>
                </text:list-item>
                <text:list-item>
                  <text:p text:style-name="P20"><text:span text:style-name="T16">假定，第三個個體 距離 該個體 </text:span><text:span text:style-name="T30">x</text:span><text:span text:style-name="T20">公分</text:span><text:span text:style-name="T18">。</text:span></text:p>
                </text:list-item>
                <text:list-item>
                  <text:p text:style-name="P20"><text:span text:style-name="T16">假定，第四個個體 距離 該個體 </text:span><text:span text:style-name="T30">y</text:span><text:span text:style-name="T20">公分</text:span><text:span text:style-name="T18">。</text:span></text:p>
                  <text:list>
                    <text:list-item>
                      <text:p text:style-name="P20"><text:span text:style-name="T18">假定，</text:span><text:span text:style-name="T29">x &lt; </text:span><text:span text:style-name="T30">y</text:span><text:span text:style-name="T18">。</text:span></text:p>
                      <text:list>
                        <text:list-item>
                          <text:p text:style-name="P171">第四個個體 相對型 位於 第一個個體的 過去時間點。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16">假定，第五個個體 距離 該個體 </text:span><text:span text:style-name="T24">0</text:span><text:span text:style-name="T16">公分</text:span><text:span text:style-name="T18">。</text:span></text:p>
                </text:list-item>
                <text:list-item>
                  <text:p text:style-name="P31"><text:span text:style-name="T16">假定，第六個個體 距離 該個體 </text:span><text:span text:style-name="T25">z</text:span><text:span text:style-name="T16">公分</text:span><text:span text:style-name="T18">。</text:span></text:p>
                  <text:list>
                    <text:list-item>
                      <text:p text:style-name="P34"><text:span text:style-name="T18">假定，</text:span><text:span text:style-name="T29">x &gt; z</text:span><text:span text:style-name="T13">。</text:span></text:p>
                      <text:list>
                        <text:list-item>
                          <text:p text:style-name="P148"><text:span text:style-name="T53">第六個個體 相對型 位於 第一個個體的 未來時間點</text:span><text:span text:style-name="T4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2"><text:span text:style-name="T57">假定，第一個個體的 本能、傳承 不夠高，</text:span><text:span text:style-name="T8">（在 該距離 還）</text:span><text:span text:style-name="T57">無法 感知、感測 到 該個體。</text:span></text:p>
                  <text:list>
                    <text:list-item>
                      <text:p text:style-name="P152"><text:span text:style-name="T57">明顯例子，假定，第一個個體 沒有、不會、無法</text:span><text:span text:style-name="T5">（光速型）</text:span><text:span text:style-name="T31">看到 該個體</text:span><text:span text:style-name="T47">。</text:span></text:p>
                    </text:list-item>
                    <text:list-item>
                      <text:p text:style-name="P152"><text:span text:style-name="T47">明顯例子，假定，第一個個體 只能</text:span><text:span text:style-name="T6">（零速型）</text:span><text:span text:style-name="T47">摸到 該個體。</text:span></text:p>
                    </text:list-item>
                  </text:list>
                </text:list-item>
                <text:list-item>
                  <text:p text:style-name="P153"><text:span text:style-name="T57">假定，第</text:span><text:span text:style-name="T34">二</text:span><text:span text:style-name="T57">個個體的 本能、傳承 不夠高，</text:span><text:span text:style-name="T8">（在 該距離 還）</text:span><text:span text:style-name="T57">無法 感知、感測 到 該個體</text:span><text:span text:style-name="T47">。</text:span></text:p>
                </text:list-item>
                <text:list-item>
                  <text:p text:style-name="P153"><text:span text:style-name="T47">假定，第三個個體</text:span><text:span text:style-name="T5">（光速型）</text:span><text:span text:style-name="T31">看到 該個體</text:span><text:span text:style-name="T47">。</text:span></text:p>
                </text:list-item>
                <text:list-item>
                  <text:p text:style-name="P154"><text:span text:style-name="T47">假定，第四個個體</text:span><text:span text:style-name="T5">（光速型）</text:span><text:span text:style-name="T31">看到 該個體</text:span><text:span text:style-name="T47">。</text:span></text:p>
                </text:list-item>
                <text:list-item>
                  <text:p text:style-name="P32"><text:span text:style-name="T18">假定，第五個個體</text:span><text:span text:style-name="T4">（零速型）</text:span><text:span text:style-name="T18">摸到 該個體</text:span><text:span text:style-name="T16">。</text:span></text:p>
                </text:list-item>
                <text:list-item>
                  <text:p text:style-name="P32"><text:span text:style-name="T16">假定，第六個個體</text:span><text:span text:style-name="T3">（光速型）</text:span><text:span text:style-name="T16">看到 該個體</text:span><text:span text:style-name="T18">。</text:span></text:p>
                </text:list-item>
                <text:list-item>
                  <text:p text:style-name="P33"><text:span text:style-name="T18">假定，</text:span><text:span text:style-name="T16">第三個個體、第四個個體、第五個個體、第六個個體 說出 該個體的 某一特定特徵</text:span><text:span text:style-name="T18">。</text:span></text:p>
                </text:list-item>
                <text:list-item>
                  <text:p text:style-name="P147"><text:span text:style-name="T51">假定，</text:span><text:span text:style-name="T49">第一個個體</text:span><text:span text:style-name="T7">（音速型）</text:span><text:span text:style-name="T49">聽到</text:span><text:span text:style-name="T7">（第三~六個個體 說出的）</text:span><text:span text:style-name="T49">該特徵</text:span><text:span text:style-name="T51">。</text:span></text:p>
                </text:list-item>
                <text:list-item>
                  <text:p text:style-name="P155"><text:span text:style-name="T47">對於 第一個個體 來說，第三~</text:span><text:span text:style-name="T55">六個個體</text:span><text:span text:style-name="T47"> 是 預言個體、未來個體。</text:span></text:p>
                  <text:list>
                    <text:list-item>
                      <text:p text:style-name="P39">對於 第一個個體 來說。</text:p>
                      <text:list>
                        <text:list-item>
                          <text:p text:style-name="P156"><text:span text:style-name="T47">第三個個體 是從 當下，對 當下</text:span><text:span text:style-name="T6">（第一個個體）</text:span><text:span text:style-name="T47">說出</text:span><text:span text:style-name="T6">（第三個個體 認定的）</text:span><text:span text:style-name="T47">未來</text:span><text:span text:style-name="T56">。</text:span></text:p>
                        </text:list-item>
                        <text:list-item>
                          <text:p text:style-name="P157"><text:span text:style-name="T47">第四個個體 是從 過去，對 未來</text:span><text:span text:style-name="T6">（第一個個體）</text:span><text:span text:style-name="T47">說出</text:span><text:span text:style-name="T6">（第四個個體 認定的）</text:span><text:span text:style-name="T47">未來</text:span><text:span text:style-name="T56">。</text:span></text:p>
                          <text:list>
                            <text:list-item>
                              <text:p text:style-name="P158"><text:span text:style-name="T56">明顯例子，第四個個體 是從 過去，對 未來</text:span><text:span text:style-name="T6">（第一個個體）</text:span><text:span text:style-name="T56">縱向傳承 </text:span><text:span text:style-name="T47">預言。</text:span></text:p>
                            </text:list-item>
                            <text:list-item>
                              <text:p text:style-name="P158"><text:span text:style-name="T47">明顯例子，</text:span><text:span text:style-name="T6">（人類 認定的）</text:span><text:span text:style-name="T47">預言書。</text:span></text:p>
                            </text:list-item>
                          </text:list>
                        </text:list-item>
                        <text:list-item>
                          <text:p text:style-name="P159"><text:span text:style-name="T47">第五個個體 是從 未來，對 過去</text:span><text:span text:style-name="T6">（第一個個體）</text:span><text:span text:style-name="T47">說出</text:span><text:span text:style-name="T6">（第五個個體 認定的）</text:span><text:span text:style-name="T47">現狀。</text:span></text:p>
                          <text:list>
                            <text:list-item>
                              <text:p text:style-name="P40"><text:span text:style-name="T47">第五個個體 是從 未來，對 過去</text:span><text:span text:style-name="T1">（第一個個體）</text:span><text:span text:style-name="T47">說出、傳播、傳輸、廣播 </text:span>現狀<text:span text:style-name="T47">。</text:span></text:p>
                            </text:list-item>
                          </text:list>
                        </text:list-item>
                        <text:list-item>
                          <text:p text:style-name="P160"><text:span text:style-name="T47">第六個個體 是從 未來，對 過去</text:span><text:span text:style-name="T6">（第一個個體）</text:span><text:span text:style-name="T47">說出</text:span><text:span text:style-name="T6">（第六個個體 認定的）</text:span><text:span text:style-name="T47">未來。</text:span></text:p>
                          <text:list>
                            <text:list-item>
                              <text:p text:style-name="P39">第六個個體 是從 未來，對 過去<text:span text:style-name="T1">（第一個個體）</text:span>說出、傳播、傳輸、廣播 預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對於 第一個個體 來說，第一個個體 是 <text:span text:style-name="T34">傳承</text:span>個體。</text:p>
                </text:list-item>
                <text:list-item>
                  <text:p text:style-name="P41">對於 第二個個體 來說，第一個個體 是 <text:span text:style-name="T103">預言個體、</text:span><text:span text:style-name="T9">（基督教 認定的）</text:span><text:span text:style-name="T103">先知</text:span>。</text:p>
                </text:list-item>
                <text:list-item>
                  <text:p text:style-name="P42">對於 第二個個體 來說，第二個個體 是 一般個體。</text:p>
                </text:list-item>
                <text:list-item>
                  <text:p text:style-name="P43">對於 第五個個體 來說，第二個個體、第五個個體 是 一般個體。</text:p>
                </text:list-item>
                <text:list-item>
                  <text:p text:style-name="P161"><text:span text:style-name="T12">假定，</text:span><text:span text:style-name="T33">該個體 產生變化</text:span><text:span text:style-name="T47">。</text:span></text:p>
                  <text:list>
                    <text:list-item>
                      <text:p text:style-name="P44">明顯例子，該個體 被移動、被旋轉、被拿走、被替換、被變形。</text:p>
                    </text:list-item>
                  </text:list>
                </text:list-item>
                <text:list-item>
                  <text:p text:style-name="P44">假定，第三~六個個體 沒有 再次、持續 觀測 該個體。</text:p>
                  <text:list>
                    <text:list-item>
                      <text:p text:style-name="P161"><text:span text:style-name="T47">第三~六個個體 沒有、不會、無法</text:span><text:span text:style-name="T6">（正確的、精確的）</text:span><text:span text:style-name="T47">更新</text:span><text:span text:style-name="T6">（第一個個體 認定的）</text:span><text:span text:style-name="T47">預言。</text:span></text:p>
                    </text:list-item>
                    <text:list-item>
                      <text:p text:style-name="P161"><text:span text:style-name="T47">第一個個體 有機率認定，</text:span><text:span text:style-name="T6">（第三~六個個體 說出的）</text:span><text:span text:style-name="T47">預言 是 假預言。</text:span></text:p>
                    </text:list-item>
                    <text:list-item>
                      <text:p text:style-name="P44">第一個個體 有機率認定，第三~六個個體 不是 預言個體、未來個體。</text:p>
                    </text:list-item>
                  </text:list>
                </text:list-item>
              </text:list>
            </text:list-item>
            <text:list-item>
              <text:p text:style-name="P44">預言悖論。</text:p>
              <text:list>
                <text:list-item>
                  <text:p text:style-name="P45">某一特定個體，知道 某一特定預言 → 部分、完全 破壞、違反 該預言。</text:p>
                  <text:list>
                    <text:list-item>
                      <text:p text:style-name="P45">該個體 產生 預言悖論。</text:p>
                      <text:list>
                        <text:list-item>
                          <text:p text:style-name="P46">該個體 讓 該預言 失敗、沒有成真。</text:p>
                        </text:list-item>
                      </text:list>
                    </text:list-item>
                  </text:list>
                </text:list-item>
                <text:list-item>
                  <text:p text:style-name="P47">某一特定個體，知道 某一特定預言 → 部分、完全 促成、遵守 該預言。</text:p>
                  <text:list>
                    <text:list-item>
                      <text:p text:style-name="P46">該個體 產生 預言悖論。</text:p>
                      <text:list>
                        <text:list-item>
                          <text:p text:style-name="P47">該個體 讓 該預言 成功、成真。</text:p>
                        </text:list-item>
                      </text:list>
                    </text:list-item>
                    <text:list-item>
                      <text:p text:style-name="P46">該個體 受到 該預言的 心理明示、心理暗示。</text:p>
                    </text:list-item>
                  </text:list>
                </text:list-item>
                <text:list-item>
                  <text:p text:style-name="P48">明顯例子，假定，某一特定桌子的 上面 放有 某一特定玻璃杯。</text:p>
                  <text:list>
                    <text:list-item>
                      <text:p text:style-name="P49">假定，該玻璃杯 非常脆弱。</text:p>
                      <text:list>
                        <text:list-item>
                          <text:p text:style-name="P50">明顯例子，該玻璃杯 很容易、很輕易 一摔就破。</text:p>
                        </text:list-item>
                      </text:list>
                    </text:list-item>
                    <text:list-item>
                      <text:p text:style-name="P50">假定，第一個個體 是 預言個體。</text:p>
                      <text:list>
                        <text:list-item>
                          <text:p text:style-name="P51">假定，第一個個體 預言，該玻璃杯 在 <text:span text:style-name="T66">10000</text:span><text:span text:style-name="T106">秒 之內，持續 在桌上、保持完好。</text:span></text:p>
                        </text:list-item>
                        <text:list-item>
                          <text:p text:style-name="P50">假定，第二個個體 不知道，第一個個體的 預言的 內容。</text:p>
                        </text:list-item>
                        <text:list-item>
                          <text:p text:style-name="P91">假定，第三個個體 <text:span text:style-name="T107">知道，第一個個體的 預言的 內容。</text:span></text:p>
                        </text:list-item>
                        <text:list-item>
                          <text:p text:style-name="P52">第二個個體 有機率不會 在 <text:span text:style-name="T59">該10000</text:span>秒 之內，拿起玻璃杯、摔破玻璃杯。</text:p>
                          <text:list>
                            <text:list-item>
                              <text:p text:style-name="P53">第一個個體的 預言 有機率 成功、有成真。</text:p>
                            </text:list-item>
                          </text:list>
                        </text:list-item>
                        <text:list-item>
                          <text:p text:style-name="P54">假定，第二個個體 沒有 在 <text:span text:style-name="T59">該10000</text:span>秒 之內，拿起玻璃杯、摔破玻璃杯。</text:p>
                          <text:list>
                            <text:list-item>
                              <text:p text:style-name="P55">第一個個體的 預言 成功、有成真。</text:p>
                            </text:list-item>
                            <text:list-item>
                              <text:p text:style-name="P55">第三個個體 有機率認定，第一個個體 是 預言個體。</text:p>
                            </text:list-item>
                          </text:list>
                        </text:list-item>
                        <text:list-item>
                          <text:p text:style-name="P55">假定，第二個個體 在 <text:span text:style-name="T59">該10000</text:span>秒 之內，拿起玻璃杯、摔破玻璃杯。</text:p>
                          <text:list>
                            <text:list-item>
                              <text:p text:style-name="P55">第一個個體的 預言 失敗、沒有成真。</text:p>
                            </text:list-item>
                            <text:list-item>
                              <text:p text:style-name="P55">第三個個體 有機率認定，第一個個體 不是 預言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假定，第一個個體 是 預言個體。</text:p>
                      <text:list>
                        <text:list-item>
                          <text:p text:style-name="P44">假定，第一個個體 預言，該玻璃杯 在 <text:span text:style-name="T66">10000</text:span><text:span text:style-name="T106">秒 之內，持續 在桌上、保持完好。</text:span></text:p>
                        </text:list-item>
                        <text:list-item>
                          <text:p text:style-name="P45">假定，第二個個體 知道，第一個個體的 預言的 內容。</text:p>
                        </text:list-item>
                        <text:list-item>
                          <text:p text:style-name="P92">假定，第三個個體 <text:span text:style-name="T107">知道，第一個個體的 預言的 內容。</text:span></text:p>
                        </text:list-item>
                        <text:list-item>
                          <text:p text:style-name="P56">假定，第二個個體 在 該<text:span text:style-name="T59">10000秒</text:span> 之內，拿起 該玻璃杯，把 該玻璃杯 丟出去。</text:p>
                        </text:list-item>
                        <text:list-item>
                          <text:p text:style-name="P56">第二個個體 在 <text:span text:style-name="T59">該10000</text:span>秒 之內，拿起玻璃杯、摔破玻璃杯。</text:p>
                          <text:list>
                            <text:list-item>
                              <text:p text:style-name="P45">第一個個體的 預言 失敗、沒有成真。</text:p>
                            </text:list-item>
                            <text:list-item>
                              <text:p text:style-name="P57">第三個個體 有機率認定，第一個個體 不是 預言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假定，第一個個體 是 預言個體。</text:p>
                      <text:list>
                        <text:list-item>
                          <text:p text:style-name="P58">假定，第一個個體 預言，在 第<text:span text:style-name="T66">10000</text:span><text:span text:style-name="T106">秒，</text:span>有 玻璃杯 <text:span text:style-name="T106">在桌上、保持完好。</text:span><text:span text:style-name="T91">（快照型</text:span><text:span text:style-name="T90">預言</text:span><text:span text:style-name="T91">）</text:span></text:p>
                        </text:list-item>
                        <text:list-item>
                          <text:p text:style-name="P57">假定，第二個個體 不知道，第一個個體的 預言的 內容。</text:p>
                        </text:list-item>
                        <text:list-item>
                          <text:p text:style-name="P93">假定，第三個個體 <text:span text:style-name="T107">知道，第一個個體的 預言的 內容。</text:span></text:p>
                        </text:list-item>
                        <text:list-item>
                          <text:p text:style-name="P93">假定，第四個個體 <text:span text:style-name="T107">知道，第一個個體的 預言的 內容。</text:span></text:p>
                        </text:list-item>
                        <text:list-item>
                          <text:p text:style-name="P94">假定，第二個個體 想要、即將（<text:span text:style-name="T107">在 </text:span><text:span text:style-name="T67">該10000</text:span><text:span text:style-name="T107">秒 之內</text:span>）拿起玻璃杯、摔破玻璃杯。</text:p>
                        </text:list-item>
                        <text:list-item>
                          <text:p text:style-name="P94">假定，第四個個體 告訴 第二個個體，第一個個體的 預言的 內容。</text:p>
                        </text:list-item>
                        <text:list-item>
                          <text:p text:style-name="P95">假定，第二個個體 <text:span text:style-name="T107">在 </text:span><text:span text:style-name="T67">該10000</text:span><text:span text:style-name="T107">秒 之內，更、仍然 想要 </text:span>拿起玻璃杯、摔破玻璃杯。</text:p>
                          <text:list>
                            <text:list-item>
                              <text:p text:style-name="P96"><text:span text:style-name="T107">假定，第二個個體 在 </text:span><text:span text:style-name="T67">該10000</text:span><text:span text:style-name="T107">秒 之內，拿起玻璃杯、摔破玻璃杯</text:span>。</text:p>
                              <text:list>
                                <text:list-item>
                                  <text:p text:style-name="P59">第一個個體的 預言 失敗、沒有成真。<text:span text:style-name="T92">（假定，</text:span><text:span text:style-name="T93">第10000</text:span><text:span text:style-name="T92">秒的 玻璃杯 仍然處在 被拿走、被摔破 的狀態）</text:span></text:p>
                                </text:list-item>
                                <text:list-item>
                                  <text:p text:style-name="P60">第二個個體 受到 該預言的（反過來的、叛逆型的）心理明示、心理暗示。</text:p>
                                </text:list-item>
                                <text:list-item>
                                  <text:p text:style-name="P59">第三個個體 有機率認定，第一個個體 不是 預言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假定，第二個個體 <text:span text:style-name="T107">在 </text:span><text:span text:style-name="T67">該10000</text:span><text:span text:style-name="T107">秒 之內，沒有、制止自己 </text:span>拿起玻璃杯、摔破玻璃杯。</text:p>
                          <text:list>
                            <text:list-item>
                              <text:p text:style-name="P97"><text:span text:style-name="T107">假定，第二個個體 沒有 在 </text:span><text:span text:style-name="T67">該10000</text:span><text:span text:style-name="T107">秒 之內，拿起玻璃杯、摔破玻璃杯</text:span>。</text:p>
                              <text:list>
                                <text:list-item>
                                  <text:p text:style-name="P61">第一個個體的 預言 成功、有成真。<text:span text:style-name="T92">（假定，</text:span><text:span text:style-name="T93">第10000</text:span><text:span text:style-name="T92">秒的 玻璃杯 仍然處在 原本位置、完好無損 的狀態）</text:span></text:p>
                                </text:list-item>
                                <text:list-item>
                                  <text:p text:style-name="P62">第二個個體 受到 該預言的 心理明示、心理暗示。</text:p>
                                </text:list-item>
                                <text:list-item>
                                  <text:p text:style-name="P62">第三個個體 有機率認定，第一個個體 是 預言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第一個個體 是 預言個體。</text:p>
                          <text:list>
                            <text:list-item>
                              <text:p text:style-name="P60">第二個個體 是 一般個體。</text:p>
                              <text:list>
                                <text:list-item>
                                  <text:p text:style-name="P60">第二個個體 是 預言悖論的 主體、主角、變因、變數、行動個體、變化個體。</text:p>
                                </text:list-item>
                              </text:list>
                            </text:list-item>
                            <text:list-item>
                              <text:p text:style-name="P60">第三個個體 是 觀測個體。</text:p>
                            </text:list-item>
                            <text:list-item>
                              <text:p text:style-name="P60">第四個個體 是 傳承個體。</text:p>
                            </text:list-item>
                          </text:list>
                        </text:list-item>
                        <text:list-item>
                          <text:p text:style-name="P60"><text:span text:style-name="T108">假定，</text:span>第二個個體 在 <text:span text:style-name="T58">該10000</text:span>秒 之內，拿起玻璃杯、摔破玻璃杯。</text:p>
                          <text:list>
                            <text:list-item>
                              <text:p text:style-name="P63">假定，第五個個體 清理、清除 玻璃杯的 碎片、痕跡。<text:span text:style-name="T92">（痕跡 的 明顯例子，地面上的 砸痕、凹陷）</text:span></text:p>
                            </text:list-item>
                            <text:list-item>
                              <text:p text:style-name="P63"><text:span text:style-name="T108">假定，</text:span>第六個個體 拿出<text:span text:style-name="T105">（新的</text:span>、第二個、外表相同<text:span text:style-name="T105">）</text:span>玻璃杯、把玻璃杯放在<text:span text:style-name="T106">桌上</text:span>。</text:p>
                            </text:list-item>
                            <text:list-item>
                              <text:p text:style-name="P64"><text:span text:style-name="T108">假定，</text:span>第<text:span text:style-name="T66">10000</text:span><text:span text:style-name="T106">秒，</text:span>有<text:span text:style-name="T105">（新的</text:span>、第二個、外表相同<text:span text:style-name="T105">）</text:span>玻璃杯 <text:span text:style-name="T106">在桌上、保持完好</text:span>。</text:p>
                              <text:list>
                                <text:list-item>
                                  <text:p text:style-name="P65">第三個個體 有機率認定，第一個個體 是 預言個體。</text:p>
                                </text:list-item>
                              </text:list>
                            </text:list-item>
                            <text:list-item>
                              <text:p text:style-name="P65">第五個個體 是 一般個體。</text:p>
                              <text:list>
                                <text:list-item>
                                  <text:p text:style-name="P65">第五個個體 是 預言悖論的 主體、主角、變因、變數、行動個體、變化個體。</text:p>
                                </text:list-item>
                                <text:list-item>
                                  <text:p text:style-name="P65">第五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  <text:list-item>
                              <text:p text:style-name="P66">第六個個體 是 一般個體。</text:p>
                              <text:list>
                                <text:list-item>
                                  <text:p text:style-name="P66">第六個個體 是 預言悖論的 主體、主角、變因、變數、行動個體、變化個體。</text:p>
                                </text:list-item>
                                <text:list-item>
                                  <text:p text:style-name="P67">第六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7"><text:span text:style-name="T108">假定，</text:span>第二個個體 在 <text:span text:style-name="T58">該10000</text:span>秒 之內，拿起玻璃杯、摔破玻璃杯。</text:p>
                          <text:list>
                            <text:list-item>
                              <text:p text:style-name="P67">假定，第五個個體 清理、清除 玻璃杯的 碎片、痕跡。<text:span text:style-name="T92">（痕跡 的 明顯例子，地面上的 砸痕、凹陷）</text:span></text:p>
                            </text:list-item>
                            <text:list-item>
                              <text:p text:style-name="P67"><text:span text:style-name="T108">假定，</text:span>第六個個體 拿出<text:span text:style-name="T105">（新的</text:span>、第二個、外表相同<text:span text:style-name="T105">）</text:span>玻璃杯、把玻璃杯放在<text:span text:style-name="T106">桌上</text:span>。</text:p>
                            </text:list-item>
                            <text:list-item>
                              <text:p text:style-name="P68"><text:span text:style-name="T108">假定，</text:span>第二個個體 在 <text:span text:style-name="T58">該10000</text:span>秒 之內，拿起、摔破<text:span text:style-name="T105">（新的</text:span>、第二個<text:span text:style-name="T105">）</text:span>玻璃杯。</text:p>
                              <text:list>
                                <text:list-item>
                                  <text:p text:style-name="P67">第三個個體 有機率認定，第一個個體 不是 預言個體。</text:p>
                                </text:list-item>
                              </text:list>
                            </text:list-item>
                            <text:list-item>
                              <text:p text:style-name="P67">第五個個體 是 一般個體。</text:p>
                              <text:list>
                                <text:list-item>
                                  <text:p text:style-name="P67">第五個個體 是 預言悖論的 主體、主角、變因、變數、行動個體、變化個體。</text:p>
                                </text:list-item>
                                <text:list-item>
                                  <text:p text:style-name="P67">第五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  <text:list-item>
                              <text:p text:style-name="P67">第六個個體 是 一般個體。</text:p>
                              <text:list>
                                <text:list-item>
                                  <text:p text:style-name="P67">第六個個體 是 預言悖論的 主體、主角、變因、變數、行動個體、變化個體。</text:p>
                                </text:list-item>
                                <text:list-item>
                                  <text:p text:style-name="P67">第六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反預言悖論。</text:p>
              <text:list>
                <text:list-item>
                  <text:p text:style-name="P69">某一特定個體，知道 某一特定預言 → 完全無法 部分、完全 破壞、違反 該預言。</text:p>
                  <text:list>
                    <text:list-item>
                      <text:p text:style-name="P70">該個體 無法、不會 產生 預言悖論。</text:p>
                      <text:list>
                        <text:list-item>
                          <text:p text:style-name="P70">該個體 完全無法，讓 該預言 失敗、沒有成真。</text:p>
                        </text:list-item>
                      </text:list>
                    </text:list-item>
                  </text:list>
                </text:list-item>
                <text:list-item>
                  <text:p text:style-name="P70">某一特定個體，知道 某一特定預言 → 完全無法 部分、完全 促成、遵守 該預言。</text:p>
                  <text:list>
                    <text:list-item>
                      <text:p text:style-name="P46">該個體 無法、不會 產生 預言悖論。</text:p>
                      <text:list>
                        <text:list-item>
                          <text:p text:style-name="P70">該個體 完全無法，讓 該預言 成功、成真。</text:p>
                        </text:list-item>
                      </text:list>
                    </text:list-item>
                    <text:list-item>
                      <text:p text:style-name="P46">該個體（仍然）受到 該預言的 心理明示、心理暗示。</text:p>
                    </text:list-item>
                  </text:list>
                </text:list-item>
                <text:list-item>
                  <text:p text:style-name="P71">明顯例子，假定，某一特定桌子的 上面 放有 某一特定玻璃杯。</text:p>
                  <text:list>
                    <text:list-item>
                      <text:p text:style-name="P71">假定，該玻璃杯 非常脆弱。</text:p>
                      <text:list>
                        <text:list-item>
                          <text:p text:style-name="P71">明顯例子，該玻璃杯 很容易、很輕易 一摔就破。</text:p>
                        </text:list-item>
                      </text:list>
                    </text:list-item>
                    <text:list-item>
                      <text:p text:style-name="P71">假定，第一個個體 是 預言個體。</text:p>
                      <text:list>
                        <text:list-item>
                          <text:p text:style-name="P71">假定，第一個個體 預言，該玻璃杯 在 <text:span text:style-name="T66">10000</text:span><text:span text:style-name="T106">秒 之內，持續 在桌上、保持完好。</text:span></text:p>
                        </text:list-item>
                        <text:list-item>
                          <text:p text:style-name="P71">假定，第二個個體 知道，第一個個體的 預言的 內容。</text:p>
                        </text:list-item>
                        <text:list-item>
                          <text:p text:style-name="P71">假定，第二個個體 在 <text:span text:style-name="T58">10000</text:span>秒 之內，無法影響到 該玻璃杯。</text:p>
                          <text:list>
                            <text:list-item>
                              <text:p text:style-name="P71">明顯例子，第二個個體 <text:span text:style-name="T59">在 </text:span><text:span text:style-name="T60">10000秒</text:span><text:span text:style-name="T109"> 之內，無法到達 該玻璃杯 附近。</text:span></text:p>
                              <text:list>
                                <text:list-item>
                                  <text:p text:style-name="P71">明顯例子，第二個個體、該玻<text:span text:style-name="T59">璃杯 之間的 距離，是 </text:span><text:span text:style-name="T60">10000公</text:span><text:span text:style-name="T109">里。</text:span></text:p>
                                  <text:list>
                                    <text:list-item>
                                      <text:p text:style-name="P72">假定，第二個個體的 本能、傳承，最快 要 <text:span text:style-name="T73">100000000</text:span><text:span text:style-name="T110">秒 才能到達 附近。</text:span></text:p>
                                      <text:list>
                                        <text:list-item>
                                          <text:p text:style-name="P73">第二個個體 <text:span text:style-name="T59">在 </text:span><text:span text:style-name="T60">10000秒</text:span><text:span text:style-name="T109"> 之內，無法到達 該玻璃杯 附近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4">明顯例子，第二個個體 完全無法 遠距離 控制、指揮，玻璃杯附近的 機械手臂。</text:p>
                            </text:list-item>
                            <text:list-item>
                              <text:p text:style-name="P75">明顯例子，第二個個體 完全無法 遠距離 控制、指揮，玻璃杯附近的 其他個體。</text:p>
                            </text:list-item>
                          </text:list>
                        </text:list-item>
                        <text:list-item>
                          <text:p text:style-name="P75">假定，第二個個體的 本能、傳承 能夠觀測 該玻璃杯<text:span text:style-name="T115">。</text:span></text:p>
                          <text:list>
                            <text:list-item>
                              <text:p text:style-name="P76">第二個個體 是 <text:span text:style-name="T1">被動型、被迫型</text:span> 觀測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假定，某一特定房間 有 某一特定窗戶。</text:p>
                  <text:list>
                    <text:list-item>
                      <text:p text:style-name="P76">假定，該窗戶 可以 開、關。</text:p>
                    </text:list-item>
                    <text:list-item>
                      <text:p text:style-name="P76">假定，第一個個體 是 預言個體。</text:p>
                      <text:list>
                        <text:list-item>
                          <text:p text:style-name="P76">假定，第一個個體 預言，在 第<text:span text:style-name="T66">10000</text:span><text:span text:style-name="T106">秒，窗戶 是 關閉、關窗 的狀態。</text:span></text:p>
                        </text:list-item>
                        <text:list-item>
                          <text:p text:style-name="P76">假定，第二個個體 不知道，第一個個體的 預言的 內容。</text:p>
                        </text:list-item>
                        <text:list-item>
                          <text:p text:style-name="P98">假定，第三個個體 <text:span text:style-name="T107">知道，第一個個體的 預言的 內容。</text:span></text:p>
                        </text:list-item>
                        <text:list-item>
                          <text:p text:style-name="P98">假定，第四個個體 <text:span text:style-name="T107">知道，第一個個體的 預言的 內容。</text:span></text:p>
                        </text:list-item>
                        <text:list-item>
                          <text:p text:style-name="P98">假定，第二個個體 想要、即將（<text:span text:style-name="T107">在 </text:span><text:span text:style-name="T67">該10000</text:span><text:span text:style-name="T107">秒 之內</text:span>）打開 窗戶。</text:p>
                        </text:list-item>
                        <text:list-item>
                          <text:p text:style-name="P98">假定，第四個個體 告訴 第二個個體，第一個個體的 預言的 內容。</text:p>
                        </text:list-item>
                        <text:list-item>
                          <text:p text:style-name="P98">假定，第二個個體 <text:span text:style-name="T107">在 </text:span><text:span text:style-name="T67">該10000</text:span><text:span text:style-name="T107">秒 之內，更、仍然 想要 打開 窗戶</text:span>。</text:p>
                          <text:list>
                            <text:list-item>
                              <text:p text:style-name="P99"><text:span text:style-name="T107">假定，第二個個體 在 </text:span><text:span text:style-name="T67">該10000</text:span><text:span text:style-name="T107">秒 之內，打開 窗戶</text:span>。</text:p>
                              <text:list>
                                <text:list-item>
                                  <text:p text:style-name="P61">第一個個體的 預言 失敗、沒有成真。<text:span text:style-name="T92">（假定，</text:span><text:span text:style-name="T93">第10000</text:span><text:span text:style-name="T92">秒的 窗戶 仍然處在 打開 的狀態）</text:span></text:p>
                                </text:list-item>
                                <text:list-item>
                                  <text:p text:style-name="P76">第二個個體 受到 該預言的（反過來的、叛逆型的）心理明示、心理暗示。</text:p>
                                </text:list-item>
                                <text:list-item>
                                  <text:p text:style-name="P76">第三個個體 有機率認定，第一個個體 不是 預言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假定，第二個個體 <text:span text:style-name="T107">在 </text:span><text:span text:style-name="T67">該10000</text:span><text:span text:style-name="T107">秒 之內，沒有、制止自己 打開 窗戶</text:span>。</text:p>
                          <text:list>
                            <text:list-item>
                              <text:p text:style-name="P100"><text:span text:style-name="T107">假定，第二個個體 沒有 在 </text:span><text:span text:style-name="T67">該10000</text:span><text:span text:style-name="T107">秒 之內，打開 窗戶</text:span>。</text:p>
                              <text:list>
                                <text:list-item>
                                  <text:p text:style-name="P61">第一個個體的 預言 成功、有成真。<text:span text:style-name="T92">（假定，</text:span><text:span text:style-name="T93">第10000</text:span><text:span text:style-name="T92">秒的 窗戶 仍然處在 關閉 的狀態）</text:span></text:p>
                                </text:list-item>
                                <text:list-item>
                                  <text:p text:style-name="P76">第二個個體 受到 該預言的 心理明示、心理暗示。</text:p>
                                </text:list-item>
                                <text:list-item>
                                  <text:p text:style-name="P76">第三個個體 有機率認定，第一個個體 是 預言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第一個個體 是 預言個體。</text:p>
                          <text:list>
                            <text:list-item>
                              <text:p text:style-name="P76">第二個個體 是 一般個體。</text:p>
                              <text:list>
                                <text:list-item>
                                  <text:p text:style-name="P76">第二個個體 是 預言悖論的 主體、主角、變因、變數、行動個體、變化個體。</text:p>
                                </text:list-item>
                              </text:list>
                            </text:list-item>
                            <text:list-item>
                              <text:p text:style-name="P76">第三個個體 是 觀測個體。</text:p>
                            </text:list-item>
                            <text:list-item>
                              <text:p text:style-name="P77">第四個個體 是 傳承個體。</text:p>
                            </text:list-item>
                          </text:list>
                        </text:list-item>
                        <text:list-item>
                          <text:p text:style-name="P77"><text:span text:style-name="T108">假定，</text:span>第二個個體 在 <text:span text:style-name="T58">該10000</text:span>秒 之內，打開 窗戶。</text:p>
                          <text:list>
                            <text:list-item>
                              <text:p text:style-name="P77">假定，第五個個體 在 <text:span text:style-name="T58">該10000</text:span>秒 之內，關閉 窗戶。</text:p>
                              <text:list>
                                <text:list-item>
                                  <text:p text:style-name="P77"><text:span text:style-name="T108">假定，</text:span>第<text:span text:style-name="T66">10000</text:span><text:span text:style-name="T106">秒，窗戶</text:span> 是 關閉、關窗 的狀態。</text:p>
                                  <text:list>
                                    <text:list-item>
                                      <text:p text:style-name="P77">第三個個體 有機率認定，第一個個體 是 預言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7"><text:span text:style-name="T108">假定，</text:span>第二個個體 在 <text:span text:style-name="T58">該10000</text:span>秒 之內，<text:span text:style-name="T1">又、再次</text:span> 打開 窗戶。</text:p>
                              <text:list>
                                <text:list-item>
                                  <text:p text:style-name="P77"><text:span text:style-name="T108">假定，</text:span>第<text:span text:style-name="T66">10000</text:span><text:span text:style-name="T106">秒，窗戶</text:span> 是 打開、開窗 的狀態。</text:p>
                                  <text:list>
                                    <text:list-item>
                                      <text:p text:style-name="P77">第三個個體 有機率認定，第一個個體 不是 預言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7">第五個個體 是 一般個體。</text:p>
                              <text:list>
                                <text:list-item>
                                  <text:p text:style-name="P77">第五個個體 是 預言悖論的 主體、主角、變因、變數、行動個體、變化個體。</text:p>
                                </text:list-item>
                                <text:list-item>
                                  <text:p text:style-name="P78">第五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8"><text:span text:style-name="T108">假定，</text:span>第二個個體 在 <text:span text:style-name="T58">該10000</text:span>秒 之內，打破 窗戶。</text:p>
                          <text:list>
                            <text:list-item>
                              <text:p text:style-name="P78"><text:span text:style-name="T108">假定，</text:span>第<text:span text:style-name="T66">10000</text:span><text:span text:style-name="T106">秒，窗戶</text:span> 是 被打破 的狀態。</text:p>
                              <text:list>
                                <text:list-item>
                                  <text:p text:style-name="P78">第三個個體 有機率認定，第一個個體 不是 預言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9"><text:span text:style-name="T108">假定，</text:span>第二個個體 在 <text:span text:style-name="T58">該10000</text:span>秒 之內，打破 窗戶。</text:p>
                          <text:list>
                            <text:list-item>
                              <text:p text:style-name="P80">假定，第五個個體 清理、清除 窗戶的 碎片、痕跡。</text:p>
                            </text:list-item>
                            <text:list-item>
                              <text:p text:style-name="P76"><text:span text:style-name="T108">假定，</text:span>第六個個體 拿出<text:span text:style-name="T105">（新的</text:span>、第二個、外表相同<text:span text:style-name="T105">）窗戶</text:span>、把窗戶安裝在原位。</text:p>
                            </text:list-item>
                            <text:list-item>
                              <text:p text:style-name="P76"><text:span text:style-name="T108">假定，</text:span>第<text:span text:style-name="T66">10000</text:span><text:span text:style-name="T106">秒，</text:span>有<text:span text:style-name="T105">（新的</text:span>、第二個、外表相同<text:span text:style-name="T105">）窗戶</text:span> <text:span text:style-name="T106">在原位、保持完好</text:span>。</text:p>
                              <text:list>
                                <text:list-item>
                                  <text:p text:style-name="P76">第三個個體 有機率認定，第一個個體 是 預言個體。</text:p>
                                </text:list-item>
                              </text:list>
                            </text:list-item>
                            <text:list-item>
                              <text:p text:style-name="P76">第五個個體 是 一般個體。</text:p>
                              <text:list>
                                <text:list-item>
                                  <text:p text:style-name="P76">第五個個體 是 預言悖論的 主體、主角、變因、變數、行動個體、變化個體。</text:p>
                                </text:list-item>
                                <text:list-item>
                                  <text:p text:style-name="P76">第五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  <text:list-item>
                              <text:p text:style-name="P76">第六個個體 是 一般個體。</text:p>
                              <text:list>
                                <text:list-item>
                                  <text:p text:style-name="P76">第六個個體 是 預言悖論的 主體、主角、變因、變數、行動個體、變化個體。</text:p>
                                </text:list-item>
                                <text:list-item>
                                  <text:p text:style-name="P76">第六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<text:span text:style-name="T108">假定，</text:span>第二個個體 在 <text:span text:style-name="T58">該10000</text:span>秒 之內，打破 窗戶。</text:p>
                          <text:list>
                            <text:list-item>
                              <text:p text:style-name="P81">假定，第五個個體 清理、清除 窗戶的 碎片、痕跡。</text:p>
                            </text:list-item>
                            <text:list-item>
                              <text:p text:style-name="P82"><text:span text:style-name="T108">假定，</text:span>第六個個體 拿出<text:span text:style-name="T105">（新的</text:span>、第二個、外表相同<text:span text:style-name="T105">）窗戶</text:span>、把窗戶安裝在原位。</text:p>
                            </text:list-item>
                            <text:list-item>
                              <text:p text:style-name="P76"><text:span text:style-name="T108">假定，</text:span>第二個個體 在 <text:span text:style-name="T58">該10000</text:span>秒 之內，打破<text:span text:style-name="T105">（新的</text:span>、第二個<text:span text:style-name="T105">）窗戶</text:span>。</text:p>
                              <text:list>
                                <text:list-item>
                                  <text:p text:style-name="P76">第三個個體 有機率認定，第一個個體 不是 預言個體。</text:p>
                                </text:list-item>
                              </text:list>
                            </text:list-item>
                            <text:list-item>
                              <text:p text:style-name="P76">第五個個體 是 一般個體。</text:p>
                              <text:list>
                                <text:list-item>
                                  <text:p text:style-name="P76">第五個個體 是 預言悖論的 主體、主角、變因、變數、行動個體、變化個體。</text:p>
                                </text:list-item>
                                <text:list-item>
                                  <text:p text:style-name="P76">第五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  <text:list-item>
                              <text:p text:style-name="P76">第六個個體 是 一般個體。</text:p>
                              <text:list>
                                <text:list-item>
                                  <text:p text:style-name="P76">第六個個體 是 預言悖論的 主體、主角、變因、變數、行動個體、變化個體。</text:p>
                                </text:list-item>
                                <text:list-item>
                                  <text:p text:style-name="P76">第六個個體 有機率 知道<text:span text:style-name="T1">、不知道</text:span>，第一個個體的 預言的 內容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明顯例子，第一個個體 預言，第<text:span text:style-name="T58">10000</text:span>秒 會發生 <text:span text:style-name="T74">5</text:span><text:span text:style-name="T111">級</text:span>地震。</text:p>
                  <text:list>
                    <text:list-item>
                      <text:p text:style-name="P177">假定，第二個個體的 本能、傳承 能夠產生 <text:span text:style-name="T75">5</text:span><text:span text:style-name="T114">級地震。</text:span></text:p>
                      <text:list>
                        <text:list-item>
                          <text:p text:style-name="P178">第二個個體 部分、完全 促成、遵守 該預言。</text:p>
                          <text:list>
                            <text:list-item>
                              <text:p text:style-name="P179">第二個個體 是 預言悖論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假定，第二個個體的 本能、傳承 能夠阻止 <text:span text:style-name="T75">5</text:span><text:span text:style-name="T114">級地震。</text:span></text:p>
                      <text:list>
                        <text:list-item>
                          <text:p text:style-name="P178">第二個個體 部分、完全 破壞、違反 該預言。</text:p>
                          <text:list>
                            <text:list-item>
                              <text:p text:style-name="P180">第二個個體 是 預言悖論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假定，第二個個體的 本能、傳承 無法產生、無法阻止 <text:span text:style-name="T74">5</text:span><text:span text:style-name="T61">級</text:span>地震。</text:p>
                      <text:list>
                        <text:list-item>
                          <text:p text:style-name="P83">假定，第二個個體的 本能、傳承 能夠觀測 <text:span text:style-name="T76">5</text:span><text:span text:style-name="T115">級地震。</text:span></text:p>
                          <text:list>
                            <text:list-item>
                              <text:p text:style-name="P83">第二個個體 是 <text:span text:style-name="T1">被動型、被迫型</text:span> 觀測個體。</text:p>
                              <text:list>
                                <text:list-item>
                                  <text:p text:style-name="P179">第二個個體 是 反預言悖論型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假定，第二個個體的 本能、傳承 無法預測<text:span text:style-name="T59"> </text:span><text:span text:style-name="T62">5</text:span><text:span text:style-name="T112">級地震。</text:span></text:p>
                      <text:list>
                        <text:list-item>
                          <text:p text:style-name="P84">第二個個體 有機率認定，第一個個體 是 預言個體。</text:p>
                        </text:list-item>
                      </text:list>
                    </text:list-item>
                    <text:list-item>
                      <text:p text:style-name="P84">假定，第二個個體的 本能、傳承 能夠預測<text:span text:style-name="T59"> </text:span><text:span text:style-name="T62">5</text:span><text:span text:style-name="T112">級地震。</text:span></text:p>
                      <text:list>
                        <text:list-item>
                          <text:p text:style-name="P84">第二個個體 有機率認定，第一個個體 是 一般個體。</text:p>
                        </text:list-item>
                      </text:list>
                    </text:list-item>
                  </text:list>
                </text:list-item>
                <text:list-item>
                  <text:p text:style-name="P85">明顯例子，第一個個體 預言<text:span text:style-name="T59">，第</text:span><text:span text:style-name="T63">10000</text:span><text:span text:style-name="T113">秒 會有 日蝕。</text:span></text:p>
                  <text:list>
                    <text:list-item>
                      <text:p text:style-name="P181">假定，第二個個體的 本能、傳承 能夠<text:span text:style-name="T105">（明顯例子，使用</text:span> <text:span text:style-name="T118">衛星型</text:span><text:span text:style-name="T68">太空船</text:span><text:span text:style-name="T105">）</text:span>產生 <text:span text:style-name="T104">日蝕</text:span><text:span text:style-name="T114">。</text:span></text:p>
                      <text:list>
                        <text:list-item>
                          <text:p text:style-name="P181">第二個個體 部分、完全 促成、遵守 該預言。</text:p>
                          <text:list>
                            <text:list-item>
                              <text:p text:style-name="P181">第二個個體 是 預言悖論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2">假定，第二個個體的 本能、傳承 能夠<text:span text:style-name="T105">（明顯例子，改變 月球</text:span>的 移動<text:span text:style-name="T105">）</text:span>阻止 <text:span text:style-name="T104">日蝕</text:span><text:span text:style-name="T114">。</text:span></text:p>
                      <text:list>
                        <text:list-item>
                          <text:p text:style-name="P181">第二個個體 部分、完全 破壞、違反 該預言。</text:p>
                          <text:list>
                            <text:list-item>
                              <text:p text:style-name="P181">第二個個體 是 預言悖論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假定，第二個個體的 本能、傳承 無法產生、無法阻止 日蝕。</text:p>
                      <text:list>
                        <text:list-item>
                          <text:p text:style-name="P75">假定，第二個個體的 本能、傳承 能夠觀測 日蝕<text:span text:style-name="T115">。</text:span></text:p>
                          <text:list>
                            <text:list-item>
                              <text:p text:style-name="P86">第二個個體 是 <text:span text:style-name="T1">被動型、被迫型</text:span> 觀測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假定，第二個個體的 本能、傳承 無法預測<text:span text:style-name="T59"> </text:span><text:span text:style-name="T113">日蝕。</text:span></text:p>
                      <text:list>
                        <text:list-item>
                          <text:p text:style-name="P88">第二個個體 有機率認定，第一個個體 是 預言個體、天文學家。</text:p>
                          <text:list>
                            <text:list-item>
                              <text:p text:style-name="P88">假定，第二個個體 沒有 月亮遮擋太陽的 概念、認知、知識。</text:p>
                              <text:list>
                                <text:list-item>
                                  <text:p text:style-name="P89">第二個個體 有機率認定，第一個個體 是 預言個體。</text:p>
                                </text:list-item>
                              </text:list>
                            </text:list-item>
                            <text:list-item>
                              <text:p text:style-name="P89">假定，第二個個體 有 月亮遮擋太陽的 概念、認知、知識。</text:p>
                              <text:list>
                                <text:list-item>
                                  <text:p text:style-name="P89">第二個個體 有機率認定，第一個個體 是 天文學家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假定，第二個個體的 本能、傳承 能夠預測<text:span text:style-name="T59"> </text:span><text:span text:style-name="T113">日蝕。</text:span></text:p>
                      <text:list>
                        <text:list-item>
                          <text:p text:style-name="P90">第二個個體 有機率認定，第一個個體 是 一般個體、天文學家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bookmark-start text:name="超能力"/>超能力<text:bookmark-end text:name="超能力"/></text:p>
          <text:list>
            <text:list-item>
              <text:p text:style-name="P183">分類。</text:p>
              <text:list>
                <text:list-item>
                  <text:p text:style-name="P184">正常人類個體的 本能、傳承，以外的 本能、傳承。<text:span text:style-name="T100">（（過去的、當下的 人類文明的）正常人類個體的 本能、傳承，以外的 本能、傳承）</text:span></text:p>
                  <text:list>
                    <text:list-item>
                      <text:p text:style-name="P185"><text:span text:style-name="T120">超能力 </text:span><text:span text:style-name="T126">↔ </text:span><text:span text:style-name="T123">相關內容 描述在 </text:span><text:span text:style-name="T122">_</text:span><text:span text:style-name="T123"> 文件群的 </text:span><text:span text:style-name="T121">超能力</text:span>。</text:p>
                    </text:list-item>
                  </text:list>
                </text:list-item>
                <text:list-item>
                  <text:p text:style-name="P186"><text:span text:style-name="T120">人類</text:span>文明 以外的（人外）文明。<text:span text:style-name="T89">（（</text:span><text:span text:style-name="T101">（過去的、當下的）人類</text:span><text:span text:style-name="T89">文明 以外的）人外文明）</text:span></text:p>
                  <text:list>
                    <text:list-item>
                      <text:p text:style-name="P187">過去的人外文明<text:span text:style-name="T120"> </text:span><text:span text:style-name="T126">↔</text:span><text:span text:style-name="T123"> 相關內容 描述在 </text:span><text:span text:style-name="T122">_</text:span><text:span text:style-name="T123"> 文件群的 </text:span><text:span text:style-name="T121">遺跡</text:span>。</text:p>
                    </text:list-item>
                    <text:list-item>
                      <text:p text:style-name="P188">當下的人外文明<text:span text:style-name="T120"> </text:span><text:span text:style-name="T126">↔</text:span><text:span text:style-name="T123"> 相關內容 描述在 </text:span><text:span text:style-name="T122">_</text:span><text:span text:style-name="T123"> 文件群的 </text:span><text:span text:style-name="T121">外星、內星</text:span>。</text:p>
                    </text:list-item>
                    <text:list-item>
                      <text:p text:style-name="P194">未來的<text:span text:style-name="T105">人外</text:span>文明。</text:p>
                    </text:list-item>
                  </text:list>
                </text:list-item>
              </text:list>
            </text:list-item>
            <text:list-item>
              <text:p text:style-name="P102">種類。</text:p>
              <text:list>
                <text:list-item>
                  <text:p text:style-name="P102">遙視。</text:p>
                  <text:list>
                    <text:list-item>
                      <text:p text:style-name="P103">觀測、感知 近距離、遠距離、超視距 影像、聲音、觸感、味道、香味、磁感、…。</text:p>
                      <text:list>
                        <text:list-item>
                          <text:p text:style-name="P104"><text:span text:style-name="T1">近距離、遠距離、超視距 </text:span>預知未來<text:span text:style-name="T10">的 </text:span><text:span text:style-name="T1">影像、聲音、觸感、味道、香味、磁感、…</text:span>。</text:p>
                        </text:list-item>
                        <text:list-item>
                          <text:p text:style-name="P104"><text:span text:style-name="T1">近距離、遠距離、超視距 </text:span>偷窺現<text:span text:style-name="T106">在</text:span><text:span text:style-name="T10">的 </text:span><text:span text:style-name="T1">影像、聲音、觸感、味道、香味、磁感、…</text:span>。</text:p>
                        </text:list-item>
                        <text:list-item>
                          <text:p text:style-name="P104"><text:span text:style-name="T1">近距離、遠距離、超視距 </text:span>探知過<text:span text:style-name="T107">去</text:span><text:span text:style-name="T10">的 </text:span><text:span text:style-name="T1">影像、聲音、觸感、味道、香味、磁感、…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2">透視。</text:p>
                </text:list-item>
                <text:list-item>
                  <text:p text:style-name="P102">念寫。</text:p>
                </text:list-item>
                <text:list-item>
                  <text:p text:style-name="P102">念動力。<text:span text:style-name="T89">（明顯例子，弄彎湯匙、隔空移物）</text:span></text:p>
                </text:list-item>
                <text:list-item>
                  <text:p text:style-name="P102">預知夢。</text:p>
                </text:list-item>
                <text:list-item>
                  <text:p text:style-name="P102">靈魂出竅。</text:p>
                </text:list-item>
                <text:list-item>
                  <text:p text:style-name="P102">隔空取物。</text:p>
                </text:list-item>
                <text:list-item>
                  <text:p text:style-name="P105">讀取個體的記憶。<text:span text:style-name="T96">（明顯例子，讀取 碰觸到的 個體的 記憶）（明顯例子，近距離、遠距離、超視距 讀取 人類、鳥類、魚類、昆蟲、桌子、物體 個體、群體 的記憶）</text:span></text:p>
                </text:list-item>
                <text:list-item>
                  <text:p text:style-name="P106">耳朵識字、手指識字。</text:p>
                </text:list-item>
                <text:list-item>
                  <text:p text:style-name="P107">心電感應、催眠、精神控制、意識控制、竊聽腦中感知、寫入腦中感知。<text:span text:style-name="T90">（近距離、遠距離、超視距）</text:span></text:p>
                  <text:list>
                    <text:list-item>
                      <text:p text:style-name="P108">意識控制 的 明顯例子，第一個個體 控制、遙控，第二個個體的 <text:span text:style-name="T81">肉質層</text:span>、<text:span text:style-name="T81">意識層</text:span>。</text:p>
                    </text:list-item>
                    <text:list-item>
                      <text:p text:style-name="P108">意識控制 的 明顯例子，第一個個體 控制、遙控，第二個個體的 手、腳、臉。</text:p>
                    </text:list-item>
                    <text:list-item>
                      <text:p text:style-name="P109">意識控制 的 明顯例子，第一個個體 控制、遙控，第二個個體的 <text:span text:style-name="T119">主意識</text:span>、<text:span text:style-name="T70">潛意識。</text:span></text:p>
                    </text:list-item>
                    <text:list-item>
                      <text:p text:style-name="P109">意識控制 的 明顯例子，第一個個體 控制、遙控，第二個個體的 <text:span text:style-name="T119">第</text:span><text:span text:style-name="T71">a</text:span><text:span text:style-name="T119">層級意識</text:span>。</text:p>
                    </text:list-item>
                    <text:list-item>
                      <text:p text:style-name="P102">腦中感知 的 明顯例子，腦中聲音、腦中影像、腦中觸覺、腦中味覺、腦中嗅覺。</text:p>
                      <text:list>
                        <text:list-item>
                          <text:p text:style-name="P102">腦中聲音 的 明顯例子，假定，（外在環境 的）聲音 沒有 個體 在講話。</text:p>
                          <text:list>
                            <text:list-item>
                              <text:p text:style-name="P102">假定，空氣 傳遞的 聲音 沒有（有意義、無意義 的）語言、句子。</text:p>
                            </text:list-item>
                            <text:list-item>
                              <text:p text:style-name="P102">錄音機 不會錄到（有意義、無意義 的）語言、句子。</text:p>
                            </text:list-item>
                            <text:list-item>
                              <text:p text:style-name="P102">假定，第一個個體 讓，第二個個體 腦中聽到（有意義、無意義 的）語言、句子。</text:p>
                              <text:list>
                                <text:list-item>
                                  <text:p text:style-name="P102">第一個個體（一對一型）寫入腦中感知到 第二個個體。</text:p>
                                </text:list-item>
                                <text:list-item>
                                  <text:p text:style-name="P102">其他個體 有機率認定 第二個個體 有（人類 認定的）幻聽。</text:p>
                                </text:list-item>
                              </text:list>
                            </text:list-item>
                            <text:list-item>
                              <text:p text:style-name="P102">假定，第一個個體 同時 寫入腦中感知到 第二個個體、第三個個體。</text:p>
                              <text:list>
                                <text:list-item>
                                  <text:p text:style-name="P102">第一個個體 是（一對多型）寫入腦中感知。</text:p>
                                </text:list-item>
                              </text:list>
                            </text:list-item>
                            <text:list-item>
                              <text:p text:style-name="P102">第一個個體 有機率 同時（一對一型、一對多型）竊聽腦中感知。</text:p>
                            </text:list-item>
                            <text:list-item>
                              <text:p text:style-name="P102">第一個個體、第二個個體 有機率 同時（多對一型、多對多型）竊聽腦中感知。</text:p>
                            </text:list-item>
                          </text:list>
                        </text:list-item>
                        <text:list-item>
                          <text:p text:style-name="P102">腦中觸覺 的 明顯例子，假定，（外在環境 的）溫度 沒有 改變、變化。</text:p>
                          <text:list>
                            <text:list-item>
                              <text:p text:style-name="P102">溫度計的 溫度顯示 不會產生 改變、變化。</text:p>
                            </text:list-item>
                            <text:list-item>
                              <text:p text:style-name="P102">假定，第一個個體 讓，第二個個體 感知到（外在環境 的）溫度 變冷。</text:p>
                            </text:list-item>
                            <text:list-item>
                              <text:p text:style-name="P110">第一個個體 寫入腦中觸覺 到 第二個個體。</text:p>
                            </text:list-item>
                          </text:list>
                        </text:list-item>
                        <text:list-item>
                          <text:p text:style-name="P110">腦中觸覺 的 明顯例子，假定，（外在環境 的）空氣 沒有 風、流動。</text:p>
                          <text:list>
                            <text:list-item>
                              <text:p text:style-name="P110">樹木上的 樹葉 不會產生 搖動、聲響。</text:p>
                            </text:list-item>
                            <text:list-item>
                              <text:p text:style-name="P110">假定，第一個個體 讓，第二個個體 感知到（外在環境 的）空氣 有 風、流動。</text:p>
                            </text:list-item>
                            <text:list-item>
                              <text:p text:style-name="P110">第一個個體 寫入腦中觸覺 到 第二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2">明顯例子，某一特定個體 越虛弱、越飢餓。</text:p>
                      <text:list>
                        <text:list-item>
                          <text:p text:style-name="P102">其他個體 精神控制、竊聽腦中感知、寫入腦中感知 該個體 越容易。</text:p>
                        </text:list-item>
                      </text:list>
                    </text:list-item>
                  </text:list>
                </text:list-item>
                <text:list-item>
                  <text:p text:style-name="P111">感測、交互作用 其他個體 來 算命、預知未來、得知未來。</text:p>
                  <text:list>
                    <text:list-item>
                      <text:p text:style-name="P111">其他個體 的 明顯例子，意識層個體、外在環境、（人類 認定的）靈魂、恆星、行星。</text:p>
                    </text:list-item>
                    <text:list-item>
                      <text:p text:style-name="P112">明顯例子，占卜（明顯例子，使用 易經）、筆仙、塔羅牌、水晶球、占星術 算命、通靈。</text:p>
                      <text:list>
                        <text:list-item>
                          <text:p text:style-name="P113">通靈 的 明顯例子，招靈、驅靈、除靈。<text:span text:style-name="T89">、附身、降頭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種類。</text:p>
              <text:list>
                <text:list-item>
                  <text:p text:style-name="P114"><text:span text:style-name="T72">超感知、超感官、超感測。</text:span><text:span text:style-name="T94">（</text:span><text:span text:style-name="T95">近距離、遠距離、</text:span><text:span text:style-name="T89">超視距</text:span><text:span text:style-name="T94">）</text:span></text:p>
                  <text:list>
                    <text:list-item>
                      <text:p text:style-name="P115"><text:span text:style-name="T72">感知到、感受到、感測到 正常人類個體 感知不到、感受不到、感測不到 的 &lt;?</text:span><text:span text:style-name="T78">a&gt;個體。</text:span></text:p>
                      <text:list>
                        <text:list-item>
                          <text:p text:style-name="P115"><text:span text:style-name="T72">假定，某一特定個體 感知到，正常人類個體 感知不到的 </text:span><text:span text:style-name="T78">某一特定</text:span><text:span text:style-name="T72">&lt;?</text:span><text:span text:style-name="T78">a&gt;個體</text:span>。</text:p>
                          <text:list>
                            <text:list-item>
                              <text:p text:style-name="P115">該個體 有 <text:span text:style-name="T72">超感知、超感官、超感測</text:span>。</text:p>
                              <text:list>
                                <text:list-item>
                                  <text:p text:style-name="P189"><text:span text:style-name="T78">明顯例子，</text:span>遙視、透視、預知夢、讀取個體的記憶、耳朵識字、手指識字、竊聽腦中感知、感測（和 單工型交互作用）其他個體來算命和預知未來和得知未來<text:span text:style-name="T78">。</text:span></text:p>
                                </text:list-item>
                                <text:list-item>
                                  <text:p text:style-name="P195">明顯例子，聖德太子（豐聰耳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<text:span text:style-name="T78">正常 是（單一、一小群、一大群 的）一大群。</text:span><text:span text:style-name="T127">（單一、一小群、一大群 的描述在 </text:span><text:span text:style-name="T128">宗教、信仰、中心思想</text:span><text:span text:style-name="T127"> 文件群的 </text:span><text:span text:style-name="T128">信仰、信念、中心思想、世界觀、價值觀</text:span><text:span text:style-name="T127">）</text:span></text:p>
                    </text:list-item>
                    <text:list-item>
                      <text:p text:style-name="P117"><text:span text:style-name="T35">n </text:span><text:span text:style-name="T84">≥</text:span><text:span text:style-name="T35"> a </text:span><text:span text:style-name="T84">≥</text:span><text:span text:style-name="T35"> </text:span><text:span text:style-name="T77">u</text:span><text:span text:style-name="T78">。</text:span></text:p>
                    </text:list-item>
                    <text:list-item>
                      <text:p text:style-name="P118"><text:span text:style-name="T78">明顯例子，</text:span><text:span text:style-name="T79">某一特定</text:span><text:span text:style-name="T72">人類</text:span><text:span text:style-name="T79">個體 </text:span><text:span text:style-name="T72">看到，正常人類個體 看不到的 力、光。</text:span><text:span text:style-name="T92">（近距離、遠距離、超視距）</text:span></text:p>
                    </text:list-item>
                    <text:list-item>
                      <text:p text:style-name="P118"><text:span text:style-name="T78">明顯例子，</text:span><text:span text:style-name="T79">某一特定</text:span><text:span text:style-name="T72">人類</text:span><text:span text:style-name="T79">個體 </text:span><text:span text:style-name="T72">看到，正常人類個體 看不到的 重力波</text:span>、磁<text:span text:style-name="T72">力</text:span>、磁<text:span text:style-name="T72">力</text:span><text:span text:style-name="T116">線。</text:span></text:p>
                    </text:list-item>
                    <text:list-item>
                      <text:p text:style-name="P118"><text:span text:style-name="T78">明顯例子，</text:span><text:span text:style-name="T79">某一特定</text:span><text:span text:style-name="T72">人類</text:span><text:span text:style-name="T79">個體 </text:span><text:span text:style-name="T72">看到，正常人類個體 看不到的 </text:span>可見光以外的 光、電磁波。</text:p>
                    </text:list-item>
                    <text:list-item>
                      <text:p text:style-name="P118"><text:span text:style-name="T78">明顯例子，</text:span><text:span text:style-name="T79">某一特定</text:span><text:span text:style-name="T72">人類</text:span><text:span text:style-name="T79">個體 </text:span>超視距 <text:span text:style-name="T72">看到，正常人類個體 </text:span>超視距 <text:span text:style-name="T72">看不到的 </text:span>可見光。</text:p>
                    </text:list-item>
                    <text:list-item>
                      <text:p text:style-name="P119"><text:span text:style-name="T78">明顯例子，</text:span><text:span text:style-name="T79">某一特定</text:span><text:span text:style-name="T72">人類</text:span><text:span text:style-name="T79">個體 </text:span><text:span text:style-name="T80">主動、被動、被迫</text:span> <text:span text:style-name="T80">近距離、遠距離、</text:span>超視距 <text:span text:style-name="T72">看到 紅外線</text:span>。</text:p>
                      <text:list>
                        <text:list-item>
                          <text:p text:style-name="P120"><text:span text:style-name="T78">明顯例子，假定，</text:span><text:span text:style-name="T79">某一特定</text:span><text:span text:style-name="T72">人類</text:span><text:span text:style-name="T79">個體 能夠，</text:span><text:span text:style-name="T80">主動</text:span> <text:span text:style-name="T80">近距離</text:span> <text:span text:style-name="T72">看到 紅外線</text:span>。</text:p>
                          <text:list>
                            <text:list-item>
                              <text:p text:style-name="P121">假定，在 某一特定條件、某一特定情境 之下，該人類個體 能夠看到。</text:p>
                            </text:list-item>
                            <text:list-item>
                              <text:p text:style-name="P121">假定，在 該條件、該情境 之下，正常人類個體 無法看到。</text:p>
                              <text:list>
                                <text:list-item>
                                  <text:p text:style-name="P121">明顯例子，該條件、該情境 是 不能使用 夜視鏡、紅外線感測器。</text:p>
                                </text:list-item>
                              </text:list>
                            </text:list-item>
                            <text:list-item>
                              <text:p text:style-name="P121">該人類個體 有 某一特定超感官 本能、傳承。</text:p>
                              <text:list>
                                <text:list-item>
                                  <text:p text:style-name="P122">正常人類個體的 感知、感官、感測 無法做到。</text:p>
                                </text:list-item>
                                <text:list-item>
                                  <text:p text:style-name="P122">該人類個體的 感知、感官、感測 能夠做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假定，正常人類個體、該人類個體 的 某一特定 感知、感官、感測 能夠做到。</text:p>
                          <text:list>
                            <text:list-item>
                              <text:p text:style-name="P124">該感知、該感官、該感測 是 正常 感知、感官、感測。</text:p>
                              <text:list>
                                <text:list-item>
                                  <text:p text:style-name="P125">該感知、該感官、該感測 是 一大群型 感知、感官、感測。</text:p>
                                </text:list-item>
                              </text:list>
                            </text:list-item>
                            <text:list-item>
                              <text:p text:style-name="P124">該人類個體 有 正常 感知、感官、感測 能力、範圍。</text:p>
                            </text:list-item>
                          </text:list>
                        </text:list-item>
                        <text:list-item>
                          <text:p text:style-name="P123">假定，正常人類個體的 所有 感知、感官、感測 無法做到。</text:p>
                          <text:list>
                            <text:list-item>
                              <text:p text:style-name="P123">假定，該人類個體的 某一特定 感知、感官、感測 能夠做到。</text:p>
                            </text:list-item>
                            <text:list-item>
                              <text:p text:style-name="P126">該感知、該感官、該感測 是 <text:span text:style-name="T72">超感知、超感官、超感測</text:span>。</text:p>
                              <text:list>
                                <text:list-item>
                                  <text:p text:style-name="P127">該感知、該感官、該感測 是 單一型、一小群型 感知、感官、感測。</text:p>
                                </text:list-item>
                              </text:list>
                            </text:list-item>
                            <text:list-item>
                              <text:p text:style-name="P123">該人類個體 有 某一特定超感官 本能、傳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8">超行為、超行動、超運動。<text:span text:style-name="T94">（</text:span><text:span text:style-name="T95">近距離、遠距離、</text:span><text:span text:style-name="T89">超視距</text:span><text:span text:style-name="T94">）</text:span></text:p>
                  <text:list>
                    <text:list-item>
                      <text:p text:style-name="P129"><text:span text:style-name="T72">假定，某一特定人類個體 做到，正常人類個體 做不到的 </text:span><text:span text:style-name="T78">某一特定 行為、行動、運動</text:span>。</text:p>
                      <text:list>
                        <text:list-item>
                          <text:p text:style-name="P130">該人類個體 有 超行為、超行動、超運動。</text:p>
                          <text:list>
                            <text:list-item>
                              <text:p text:style-name="P190">明顯例子，念寫、念動力、靈魂出竅、隔空取物、心電感應、催眠、精神控制、意識控制、寫入腦中感知、（間接感測和）交互作用其他個體來算命和預知未來和得知未來。</text:p>
                              <text:list>
                                <text:list-item>
                                  <text:p text:style-name="P189">假定，某一特定個體（同時）有 某一特定 超感知、超行為 能力。</text:p>
                                  <text:list>
                                    <text:list-item>
                                      <text:p text:style-name="P189">該個體 有機率（直接型、間接型）感測、（單工型、半雙工型、雙工型）交互作用 其他個體 來 算命、預知未來、得知未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明顯例子，麥克<text:span text:style-name="T69">·</text:span>喬丹（空中飛人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3">非機構。</text:p>
              <text:list>
                <text:list-item>
                  <text:p text:style-name="P133">日本。</text:p>
                  <text:list>
                    <text:list-item>
                      <text:p text:style-name="P134">長南年惠、長尾郁子、御船千鶴子、<text:span text:style-name="T117">出口王仁三郎</text:span>。</text:p>
                    </text:list-item>
                  </text:list>
                </text:list-item>
              </text:list>
            </text:list-item>
            <text:list-item>
              <text:p text:style-name="P102">機構。</text:p>
              <text:list>
                <text:list-item>
                  <text:p text:style-name="P133">台灣。</text:p>
                  <text:list>
                    <text:list-item>
                      <text:p text:style-name="P133">李嗣涔。</text:p>
                    </text:list-item>
                  </text:list>
                </text:list-item>
                <text:list-item>
                  <text:p text:style-name="P102">中國。</text:p>
                  <text:list>
                    <text:list-item>
                      <text:p text:style-name="P176">749局。</text:p>
                    </text:list-item>
                    <text:list-item>
                      <text:p text:style-name="P133"><text:span text:style-name="T58">507所</text:span>。</text:p>
                    </text:list-item>
                  </text:list>
                </text:list-item>
                <text:list-item>
                  <text:p text:style-name="P102">美國。</text:p>
                  <text:list>
                    <text:list-item>
                      <text:p text:style-name="P102"><text:span text:style-name="T58">CIA</text:span>。</text:p>
                      <text:list>
                        <text:list-item>
                          <text:p text:style-name="P102">星門計畫。</text:p>
                          <text:list>
                            <text:list-item>
                              <text:p text:style-name="P131">英戈<text:span text:style-name="T69">·</text:span>斯旺、帕特<text:span text:style-name="T69">·</text:span>普萊斯、約瑟夫<text:span text:style-name="T69">·</text:span>麥克莫尼格爾。</text:p>
                            </text:list-item>
                            <text:list-item>
                              <text:p text:style-name="P141"><text:span text:style-name="T58">8200</text:span>計畫。</text:p>
                            </text:list-item>
                          </text:list>
                        </text:list-item>
                        <text:list-item>
                          <text:p text:style-name="P131">通路計畫。</text:p>
                        </text:list-item>
                      </text:list>
                    </text:list-item>
                    <text:list-item>
                      <text:p text:style-name="P192">傳聞、都市傳說。</text:p>
                      <text:list>
                        <text:list-item>
                          <text:p text:style-name="P193">美國軍方。</text:p>
                          <text:list>
                            <text:list-item>
                              <text:p text:style-name="P193">費城實驗。</text:p>
                            </text:list-item>
                            <text:list-item>
                              <text:p text:style-name="P192">蒙托克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3">俄羅斯。</text:p>
                  <text:list>
                    <text:list-item>
                      <text:p text:style-name="P135">蘇聯、<text:span text:style-name="T58">KGB</text:span>。</text:p>
                      <text:list>
                        <text:list-item>
                          <text:p text:style-name="P136">沃爾夫<text:span text:style-name="T69">·</text:span>梅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都市傳說<text:span text:style-name="T1">、都市傳聞</text:span>。</text:p>
              <text:list>
                <text:list-item>
                  <text:p text:style-name="P136">尤里<text:span text:style-name="T69">·</text:span>蓋勒。</text:p>
                </text:list-item>
                <text:list-item>
                  <text:p text:style-name="P137"><text:span text:style-name="T117">愛德加</text:span><text:span text:style-name="T69">·</text:span><text:span text:style-name="T117">凱西</text:span>。</text:p>
                  <text:list>
                    <text:list-item>
                      <text:p text:style-name="P138"><text:span text:style-name="T105">催眠</text:span>。</text:p>
                      <text:list>
                        <text:list-item>
                          <text:p text:style-name="P137"><text:span text:style-name="T117">愛德加</text:span><text:span text:style-name="T69">·</text:span><text:span text:style-name="T117">凱西 認定。</text:span></text:p>
                          <text:list>
                            <text:list-item>
                              <text:p text:style-name="P139">有 靈魂轉世、第<text:span text:style-name="T58">5</text:span>人類、雷姆力亞、<text:span text:style-name="T117">亞特蘭提斯、</text:span>阿卡西紀錄。</text:p>
                            </text:list-item>
                            <text:list-item>
                              <text:p text:style-name="P139"><text:span text:style-name="T117">埃及的 獅身人面像的 底下的 紀錄大廳，放有 亞特蘭提斯文明的 紀錄、記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117">龍樹諒</text:span>。</text:p>
                  <text:list>
                    <text:list-item>
                      <text:p text:style-name="P132">預知夢。</text:p>
                      <text:list>
                        <text:list-item>
                          <text:p text:style-name="P138"><text:span text:style-name="T117">我所看見的未來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6:18:26.622000000</dc:date>
    <meta:editing-duration>P30DT11H49M20S</meta:editing-duration>
    <meta:editing-cycles>17847</meta:editing-cycles>
    <meta:document-statistic meta:table-count="0" meta:image-count="0" meta:object-count="0" meta:page-count="1" meta:paragraph-count="448" meta:word-count="10334" meta:character-count="12409" meta:non-whitespace-character-count="11135"/>
  </office:meta>
</office:document-meta>
</file>